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shapes>
          <draw:frame draw:z-index="0" draw:style-name="gr1" draw:text-style-name="P1" svg:width="9.5394in" svg:height="3.5453in" svg:x="9.9945in" svg:y="3.2839in">
            <draw:object draw:notify-on-update-of-ranges="parallel.A4:parallel.A14 parallel.B3:parallel.B3 parallel.B4:parallel.B14 parallel.C3:parallel.C3 parallel.C4:parallel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394in" svg:height="3.5453in" svg:x="0.1083in" svg:y="3.1276in">
            <draw:object draw:notify-on-update-of-ranges="parallel.F4:parallel.F15 parallel.G3:parallel.G3 parallel.G4:parallel.G15 parallel.H3:parallel.H3 parallel.H4:parallel.H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5394in" svg:height="3.5453in" svg:x="9.8535in" svg:y="6.463in">
            <draw:object draw:notify-on-update-of-ranges="parallel.A4:parallel.A13 parallel.B3:parallel.B3 parallel.B4:parallel.B13 parallel.C3:parallel.C3 parallel.C4:parallel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5394in" svg:height="3.5453in" svg:x="0in" svg:y="6.4961in">
            <draw:object draw:notify-on-update-of-ranges="parallel.F4:parallel.F14 parallel.G3:parallel.G3 parallel.G4:parallel.G14 parallel.H3:parallel.H3 parallel.H4:parallel.H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5394in" svg:height="3.5453in" svg:x="9.7992in" svg:y="10.3433in">
            <draw:object draw:notify-on-update-of-ranges="parallel.A18:parallel.A18 parallel.B17:parallel.B17 parallel.B18:parallel.B18 parallel.C17:parallel.C17 parallel.C18:parallel.C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.5394in" svg:height="3.5453in" svg:x="0.1953in" svg:y="10.3114in">
            <draw:object draw:notify-on-update-of-ranges="parallel.F18:parallel.F18 parallel.G17:parallel.G17 parallel.G18:parallel.G18 parallel.H17:parallel.H17 parallel.H18:parallel.H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5394in" svg:height="3.9843in" svg:x="0in" svg:y="14.3264in">
            <draw:object draw:notify-on-update-of-ranges="parallel.K4:parallel.K13 parallel.L3:parallel.L3 parallel.L4:parallel.L13 parallel.M3:parallel.M3 parallel.M4:parallel.M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.5394in" svg:height="3.9843in" svg:x="9.952in" svg:y="14.3059in">
            <draw:object draw:notify-on-update-of-ranges="parallel.P4:parallel.P13 parallel.Q3:parallel.Q3 parallel.Q4:parallel.Q13 parallel.R3:parallel.R3 parallel.R4:parallel.R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9.5394in" svg:height="3.9843in" svg:x="0.0177in" svg:y="18.7079in">
            <draw:object draw:notify-on-update-of-ranges="parallel.L17:parallel.M17 parallel.K18:parallel.K18 parallel.L18:parallel.M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9.5394in" svg:height="3.9843in" svg:x="10.3035in" svg:y="18.6661in">
            <draw:object draw:notify-on-update-of-ranges="parallel.Q17:parallel.R17 parallel.P18:parallel.P18 parallel.Q18:parallel.R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<text:s/>SIZE = 100000 <text:s/>M = 1000 N = 5000 K = 1000</text:p>
          </table:table-cell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4" table:number-rows-spanned="1">
            <text:p>Double</text:p>
          </table:table-cell>
          <table:covered-table-cell table:number-columns-repeated="2"/>
          <table:covered-table-cell table:style-name="Default"/>
          <table:table-cell/>
          <table:table-cell table:style-name="ce4" office:value-type="string" calcext:value-type="string" table:number-columns-spanned="4" table:number-rows-spanned="1">
            <text:p>Single</text:p>
          </table:table-cell>
          <table:covered-table-cell table:number-columns-repeated="2"/>
          <table:covered-table-cell table:style-name="Default"/>
          <table:table-cell/>
          <table:table-cell table:style-name="ce4" office:value-type="string" calcext:value-type="string" table:number-columns-spanned="4" table:number-rows-spanned="1">
            <text:p>OpenBLAS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4" office:value-type="string" calcext:value-type="string" table:number-columns-spanned="4" table:number-rows-spanned="1">
            <text:p>ekBLAS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  <table:table-cell table:style-name="Default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13" calcext:value-type="float">
            <text:p>1.3E-05</text:p>
          </table:table-cell>
          <table:table-cell table:formula="of:=[.B4]&lt;[.C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dsdot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43459" calcext:value-type="float">
            <text:p>0.043459</text:p>
          </table:table-cell>
          <table:table-cell table:formula="of:=[.G4]&lt;[.H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G4]" office:value-type="float" office:value="0.000066" calcext:value-type="float">
            <text:p>6.6E-05</text:p>
          </table:table-cell>
          <table:table-cell table:formula="of:=[.B4]" office:value-type="float" office:value="0.000097" calcext:value-type="float">
            <text:p>9.7E-05</text:p>
          </table:table-cell>
          <table:table-cell table:formula="of:=[.L4]&lt;[.M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H4]" office:value-type="float" office:value="0.043459" calcext:value-type="float">
            <text:p>0.043459</text:p>
          </table:table-cell>
          <table:table-cell table:formula="of:=[.C4]" office:value-type="float" office:value="0.000013" calcext:value-type="float">
            <text:p>1.3E-05</text:p>
          </table:table-cell>
          <table:table-cell table:formula="of:=[.Q4]&lt;[.R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07" calcext:value-type="float">
            <text:p>7E-06</text:p>
          </table:table-cell>
          <table:table-cell table:formula="of:=[.B5]&lt;[.C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dot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7" calcext:value-type="float">
            <text:p>6.7E-05</text:p>
          </table:table-cell>
          <table:table-cell table:formula="of:=[.G5]&lt;[.H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G5]" office:value-type="float" office:value="0.000048" calcext:value-type="float">
            <text:p>4.8E-05</text:p>
          </table:table-cell>
          <table:table-cell table:formula="of:=[.B5]" office:value-type="float" office:value="0.000131" calcext:value-type="float">
            <text:p>0.000131</text:p>
          </table:table-cell>
          <table:table-cell table:formula="of:=[.L5]&lt;[.M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H5]" office:value-type="float" office:value="0.000067" calcext:value-type="float">
            <text:p>6.7E-05</text:p>
          </table:table-cell>
          <table:table-cell table:formula="of:=[.C5]" office:value-type="float" office:value="0.000007" calcext:value-type="float">
            <text:p>7E-06</text:p>
          </table:table-cell>
          <table:table-cell table:formula="of:=[.Q5]&lt;[.R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07" calcext:value-type="float">
            <text:p>7E-06</text:p>
          </table:table-cell>
          <table:table-cell table:formula="of:=[.B6]&lt;[.C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sum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3" calcext:value-type="float">
            <text:p>5.3E-05</text:p>
          </table:table-cell>
          <table:table-cell table:formula="of:=[.G6]&lt;[.H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G6]" office:value-type="float" office:value="0.000013" calcext:value-type="float">
            <text:p>1.3E-05</text:p>
          </table:table-cell>
          <table:table-cell table:formula="of:=[.B6]" office:value-type="float" office:value="0.000085" calcext:value-type="float">
            <text:p>8.5E-05</text:p>
          </table:table-cell>
          <table:table-cell table:formula="of:=[.L6]&lt;[.M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H6]" office:value-type="float" office:value="0.000053" calcext:value-type="float">
            <text:p>5.3E-05</text:p>
          </table:table-cell>
          <table:table-cell table:formula="of:=[.C6]" office:value-type="float" office:value="0.000007" calcext:value-type="float">
            <text:p>7E-06</text:p>
          </table:table-cell>
          <table:table-cell table:formula="of:=[.Q6]&lt;[.R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49" calcext:value-type="float">
            <text:p>4.9E-05</text:p>
          </table:table-cell>
          <table:table-cell table:formula="of:=[.B7]&lt;[.C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axpy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17964" calcext:value-type="float">
            <text:p>0.017964</text:p>
          </table:table-cell>
          <table:table-cell table:formula="of:=[.G7]&lt;[.H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y</text:p>
          </table:table-cell>
          <table:table-cell table:formula="of:=[.G7]" office:value-type="float" office:value="0.000073" calcext:value-type="float">
            <text:p>7.3E-05</text:p>
          </table:table-cell>
          <table:table-cell table:formula="of:=[.B7]" office:value-type="float" office:value="0.000057" calcext:value-type="float">
            <text:p>5.7E-05</text:p>
          </table:table-cell>
          <table:table-cell table:formula="of:=[.L7]&lt;[.M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xpy</text:p>
          </table:table-cell>
          <table:table-cell table:formula="of:=[.H7]" office:value-type="float" office:value="0.017964" calcext:value-type="float">
            <text:p>0.017964</text:p>
          </table:table-cell>
          <table:table-cell table:formula="of:=[.C7]" office:value-type="float" office:value="0.000049" calcext:value-type="float">
            <text:p>4.9E-05</text:p>
          </table:table-cell>
          <table:table-cell table:formula="of:=[.Q7]&lt;[.R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8" calcext:value-type="float">
            <text:p>8E-06</text:p>
          </table:table-cell>
          <table:table-cell table:formula="of:=[.B8]&lt;[.C8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nrm2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74515" calcext:value-type="float">
            <text:p>0.074515</text:p>
          </table:table-cell>
          <table:table-cell table:formula="of:=[.G8]&lt;[.H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G8]" office:value-type="float" office:value="0.000025" calcext:value-type="float">
            <text:p>2.5E-05</text:p>
          </table:table-cell>
          <table:table-cell table:formula="of:=[.B8]" office:value-type="float" office:value="0.000051" calcext:value-type="float">
            <text:p>5.1E-05</text:p>
          </table:table-cell>
          <table:table-cell table:formula="of:=[.L8]&lt;[.M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H8]" office:value-type="float" office:value="0.074515" calcext:value-type="float">
            <text:p>0.074515</text:p>
          </table:table-cell>
          <table:table-cell table:formula="of:=[.C8]" office:value-type="float" office:value="0.000008" calcext:value-type="float">
            <text:p>8E-06</text:p>
          </table:table-cell>
          <table:table-cell table:formula="of:=[.Q8]&lt;[.R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09" calcext:value-type="float">
            <text:p>9E-06</text:p>
          </table:table-cell>
          <table:table-cell table:formula="of:=[.B9]&lt;[.C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cal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1821" calcext:value-type="float">
            <text:p>0.001821</text:p>
          </table:table-cell>
          <table:table-cell table:formula="of:=[.G9]&lt;[.H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G9]" office:value-type="float" office:value="0.000035" calcext:value-type="float">
            <text:p>3.5E-05</text:p>
          </table:table-cell>
          <table:table-cell table:formula="of:=[.B9]" office:value-type="float" office:value="0.000131" calcext:value-type="float">
            <text:p>0.000131</text:p>
          </table:table-cell>
          <table:table-cell table:formula="of:=[.L9]&lt;[.M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H9]" office:value-type="float" office:value="0.001821" calcext:value-type="float">
            <text:p>0.001821</text:p>
          </table:table-cell>
          <table:table-cell table:formula="of:=[.C9]" office:value-type="float" office:value="0.000009" calcext:value-type="float">
            <text:p>9E-06</text:p>
          </table:table-cell>
          <table:table-cell table:formula="of:=[.Q9]&lt;[.R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34" calcext:value-type="float">
            <text:p>0.000134</text:p>
          </table:table-cell>
          <table:table-cell table:formula="of:=[.B10]&lt;[.C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wap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1847" calcext:value-type="float">
            <text:p>0.001847</text:p>
          </table:table-cell>
          <table:table-cell table:formula="of:=[.G10]&lt;[.H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wap</text:p>
          </table:table-cell>
          <table:table-cell table:formula="of:=[.G10]" office:value-type="float" office:value="0.000182" calcext:value-type="float">
            <text:p>0.000182</text:p>
          </table:table-cell>
          <table:table-cell table:formula="of:=[.B10]" office:value-type="float" office:value="0.000142" calcext:value-type="float">
            <text:p>0.000142</text:p>
          </table:table-cell>
          <table:table-cell table:formula="of:=[.L10]&lt;[.M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wap</text:p>
          </table:table-cell>
          <table:table-cell table:formula="of:=[.H10]" office:value-type="float" office:value="0.001847" calcext:value-type="float">
            <text:p>0.001847</text:p>
          </table:table-cell>
          <table:table-cell table:formula="of:=[.C10]" office:value-type="float" office:value="0.000134" calcext:value-type="float">
            <text:p>0.000134</text:p>
          </table:table-cell>
          <table:table-cell table:formula="of:=[.Q10]&lt;[.R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008" calcext:value-type="float">
            <text:p>8E-06</text:p>
          </table:table-cell>
          <table:table-cell table:formula="of:=[.B11]&lt;[.C1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copy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189" calcext:value-type="float">
            <text:p>0.000189</text:p>
          </table:table-cell>
          <table:table-cell table:formula="of:=[.G11]&lt;[.H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G11]" office:value-type="float" office:value="0.000042" calcext:value-type="float">
            <text:p>4.2E-05</text:p>
          </table:table-cell>
          <table:table-cell table:formula="of:=[.B11]" office:value-type="float" office:value="0.000143" calcext:value-type="float">
            <text:p>0.000143</text:p>
          </table:table-cell>
          <table:table-cell table:formula="of:=[.L11]&lt;[.M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H11]" office:value-type="float" office:value="0.000189" calcext:value-type="float">
            <text:p>0.000189</text:p>
          </table:table-cell>
          <table:table-cell table:formula="of:=[.C11]" office:value-type="float" office:value="0.000008" calcext:value-type="float">
            <text:p>8E-06</text:p>
          </table:table-cell>
          <table:table-cell table:formula="of:=[.Q11]&lt;[.R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74" calcext:value-type="float">
            <text:p>7.4E-05</text:p>
          </table:table-cell>
          <table:table-cell table:formula="of:=[.B12]&lt;[.C12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53" calcext:value-type="float">
            <text:p>5.3E-05</text:p>
          </table:table-cell>
          <table:table-cell table:formula="of:=[.G12]&lt;[.H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G12]" office:value-type="float" office:value="0.000044" calcext:value-type="float">
            <text:p>4.4E-05</text:p>
          </table:table-cell>
          <table:table-cell table:formula="of:=[.B12]" office:value-type="float" office:value="0.000142" calcext:value-type="float">
            <text:p>0.000142</text:p>
          </table:table-cell>
          <table:table-cell table:formula="of:=[.L12]&lt;[.M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H12]" office:value-type="float" office:value="0.000053" calcext:value-type="float">
            <text:p>5.3E-05</text:p>
          </table:table-cell>
          <table:table-cell table:formula="of:=[.C12]" office:value-type="float" office:value="0.000074" calcext:value-type="float">
            <text:p>7.4E-05</text:p>
          </table:table-cell>
          <table:table-cell table:formula="of:=[.Q12]&lt;[.R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3635" calcext:value-type="float">
            <text:p>0.003635</text:p>
          </table:table-cell>
          <table:table-cell table:formula="of:=[.B13]&lt;[.C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g</text:p>
          </table:table-cell>
          <table:table-cell table:number-columns-repeated="2" office:value-type="float" office:value="0.000001" calcext:value-type="float">
            <text:p>1E-06</text:p>
          </table:table-cell>
          <table:table-cell table:formula="of:=[.G13]&lt;[.H1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tm</text:p>
          </table:table-cell>
          <table:table-cell table:formula="of:=[.G14]" office:value-type="float" office:value="0.000096" calcext:value-type="float">
            <text:p>9.6E-05</text:p>
          </table:table-cell>
          <table:table-cell table:formula="of:=[.B13]" office:value-type="float" office:value="0.000101" calcext:value-type="float">
            <text:p>0.000101</text:p>
          </table:table-cell>
          <table:table-cell table:formula="of:=[.L13]&lt;[.M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m</text:p>
          </table:table-cell>
          <table:table-cell table:formula="of:=[.H14]" office:value-type="float" office:value="0.00003" calcext:value-type="float">
            <text:p>3E-05</text:p>
          </table:table-cell>
          <table:table-cell table:formula="of:=[.C13]" office:value-type="float" office:value="0.003635" calcext:value-type="float">
            <text:p>0.003635</text:p>
          </table:table-cell>
          <table:table-cell table:formula="of:=[.Q13]&lt;[.R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0.791673" calcext:value-type="float">
            <text:p>0.791673</text:p>
          </table:table-cell>
          <table:table-cell office:value-type="float" office:value="15.632276" calcext:value-type="float">
            <text:p>15.632276</text:p>
          </table:table-cell>
          <table:table-cell table:formula="of:=[.B14]&lt;[.C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m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3" calcext:value-type="float">
            <text:p>3E-05</text:p>
          </table:table-cell>
          <table:table-cell table:formula="of:=[.G14]&lt;[.H1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mm</text:p>
          </table:table-cell>
          <table:table-cell table:formula="of:=[.G15]" office:value-type="float" office:value="0.405159" calcext:value-type="float">
            <text:p>0.405159</text:p>
          </table:table-cell>
          <table:table-cell table:formula="of:=[.B14]" office:value-type="float" office:value="0.791673" calcext:value-type="float">
            <text:p>0.791673</text:p>
          </table:table-cell>
          <table:table-cell table:formula="of:=[.L14]&lt;[.M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mm</text:p>
          </table:table-cell>
          <table:table-cell table:formula="of:=[.H15]" office:value-type="float" office:value="12.291292" calcext:value-type="float">
            <text:p>12.291292</text:p>
          </table:table-cell>
          <table:table-cell table:formula="of:=[.C14]" office:value-type="float" office:value="15.632276" calcext:value-type="float">
            <text:p>15.632276</text:p>
          </table:table-cell>
          <table:table-cell table:formula="of:=[.Q14]&lt;[.R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gemm</text:p>
          </table:table-cell>
          <table:table-cell office:value-type="float" office:value="0.405159" calcext:value-type="float">
            <text:p>0.405159</text:p>
          </table:table-cell>
          <table:table-cell office:value-type="float" office:value="12.291292" calcext:value-type="float">
            <text:p>12.291292</text:p>
          </table:table-cell>
          <table:table-cell table:formula="of:=[.G15]&lt;[.H15]" office:value-type="boolean" office:boolean-value="true" calcext:value-type="boolean">
            <text:p>TRUE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table:number-columns-repeated="2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dgemm</text:p>
          </table:table-cell>
          <table:table-cell table:formula="of:=[.B14]" office:value-type="float" office:value="0.791673" calcext:value-type="float">
            <text:p>0.791673</text:p>
          </table:table-cell>
          <table:table-cell table:formula="of:=[.C14]" office:value-type="float" office:value="15.632276" calcext:value-type="float">
            <text:p>15.632276</text:p>
          </table:table-cell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.G15]" office:value-type="float" office:value="0.405159" calcext:value-type="float">
            <text:p>0.405159</text:p>
          </table:table-cell>
          <table:table-cell table:formula="of:=[.H15]" office:value-type="float" office:value="12.291292" calcext:value-type="float">
            <text:p>12.291292</text:p>
          </table:table-cell>
          <table:table-cell table:style-name="Default"/>
          <table:table-cell/>
          <table:table-cell table:formula="of:=[.K14]" office:value-type="string" office:string-value="gemm" calcext:value-type="string">
            <text:p>gemm</text:p>
          </table:table-cell>
          <table:table-cell table:formula="of:=[.L14]" office:value-type="float" office:value="0.405159" calcext:value-type="float">
            <text:p>0.405159</text:p>
          </table:table-cell>
          <table:table-cell table:formula="of:=[.M14]" office:value-type="float" office:value="0.791673" calcext:value-type="float">
            <text:p>0.791673</text:p>
          </table:table-cell>
          <table:table-cell table:style-name="Default" table:number-columns-repeated="2"/>
          <table:table-cell table:formula="of:=[.P14]" office:value-type="string" office:string-value="gemm" calcext:value-type="string">
            <text:p>gemm</text:p>
          </table:table-cell>
          <table:table-cell table:formula="of:=[.Q14]" office:value-type="float" office:value="12.291292" calcext:value-type="float">
            <text:p>12.291292</text:p>
          </table:table-cell>
          <table:table-cell table:formula="of:=[.R14]" office:value-type="float" office:value="15.632276" calcext:value-type="float">
            <text:p>15.632276</text:p>
          </table:table-cell>
          <table:table-cell table:style-name="Default"/>
        </table:table-row>
      </table:table>
      <table:table table:name="serial" table:style-name="ta1">
        <table:shapes>
          <draw:frame draw:z-index="0" draw:style-name="gr1" draw:text-style-name="P1" svg:width="9.5394in" svg:height="3.5453in" svg:x="10.265in" svg:y="4.2563in">
            <draw:object draw:notify-on-update-of-ranges="serial.A5:serial.A15 serial.B4:serial.B4 serial.B5:serial.B15 serial.C4:serial.C4 serial.C5:serial.C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9.5394in" svg:height="3.5453in" svg:x="0.072in" svg:y="4.2673in">
            <draw:object draw:notify-on-update-of-ranges="serial.F5:serial.F16 serial.G4:serial.G4 serial.G5:serial.G16 serial.H4:serial.H4 serial.H5:serial.H1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9.5394in" svg:height="3.5453in" svg:x="10.0807in" svg:y="8.1677in">
            <draw:object draw:notify-on-update-of-ranges="serial.A5:serial.A14 serial.B4:serial.B4 serial.B5:serial.B14 serial.C4:serial.C4 serial.C5:serial.C1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9.5394in" svg:height="3.5453in" svg:x="0.2378in" svg:y="8.3992in">
            <draw:object draw:notify-on-update-of-ranges="serial.F5:serial.F15 serial.G4:serial.G4 serial.G5:serial.G15 serial.H4:serial.H4 serial.H5:serial.H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9.5394in" svg:height="3.5453in" svg:x="9.9831in" svg:y="12.0583in">
            <draw:object draw:notify-on-update-of-ranges="serial.A19:serial.A19 serial.B18:serial.B18 serial.B19:serial.B19 serial.C18:serial.C18 serial.C19:serial.C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9.5394in" svg:height="3.5453in" svg:x="0.1409in" svg:y="12.1205in">
            <draw:object draw:notify-on-update-of-ranges="serial.F19:serial.F19 serial.G18:serial.G18 serial.G19:serial.G19 serial.H18:serial.H18 serial.H19:serial.H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<text:s/>SIZE = 100000 <text:s/>M = 1000 N = 5000 K = 1000</text:p>
          </table:table-cell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Serial Version</text:p>
          </table:table-cell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4" table:number-rows-spanned="1">
            <text:p>Double</text:p>
          </table:table-cell>
          <table:covered-table-cell table:number-columns-repeated="2"/>
          <table:covered-table-cell table:style-name="Default"/>
          <table:table-cell/>
          <table:table-cell table:style-name="ce4" office:value-type="string" calcext:value-type="string" table:number-columns-spanned="4" table:number-rows-spanned="1">
            <text:p>Single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arallel &lt; Serial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 office:value-type="string" calcext:value-type="string">
            <text:p>Parallel &lt; Serial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table:formula="of:=[$parallel.C4]"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table:formula="of:=[.B5]&lt;[.C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sdot</text:p>
          </table:table-cell>
          <table:table-cell table:formula="of:=[$parallel.H4]" office:value-type="float" office:value="0.043459" calcext:value-type="float">
            <text:p>0.043459</text:p>
          </table:table-cell>
          <table:table-cell office:value-type="float" office:value="0.000021" calcext:value-type="float">
            <text:p>2.1E-05</text:p>
          </table:table-cell>
          <table:table-cell table:formula="of:=[.G5]&lt;[.H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table:formula="of:=[$parallel.C5]" office:value-type="float" office:value="0.000007" calcext:value-type="float">
            <text:p>7E-06</text:p>
          </table:table-cell>
          <table:table-cell office:value-type="float" office:value="0.000563" calcext:value-type="float">
            <text:p>0.000563</text:p>
          </table:table-cell>
          <table:table-cell table:formula="of:=[.B6]&lt;[.C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$parallel.H5]" office:value-type="float" office:value="0.000067" calcext:value-type="float">
            <text:p>6.7E-05</text:p>
          </table:table-cell>
          <table:table-cell office:value-type="float" office:value="0.00001" calcext:value-type="float">
            <text:p>1E-05</text:p>
          </table:table-cell>
          <table:table-cell table:formula="of:=[.G6]&lt;[.H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table:formula="of:=[$parallel.C6]" office:value-type="float" office:value="0.000007" calcext:value-type="float">
            <text:p>7E-06</text:p>
          </table:table-cell>
          <table:table-cell office:value-type="float" office:value="0.000027" calcext:value-type="float">
            <text:p>2.7E-05</text:p>
          </table:table-cell>
          <table:table-cell table:formula="of:=[.B7]&lt;[.C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sum</text:p>
          </table:table-cell>
          <table:table-cell table:formula="of:=[$parallel.H6]" office:value-type="float" office:value="0.000053" calcext:value-type="float">
            <text:p>5.3E-05</text:p>
          </table:table-cell>
          <table:table-cell office:value-type="float" office:value="0.00001" calcext:value-type="float">
            <text:p>1E-05</text:p>
          </table:table-cell>
          <table:table-cell table:formula="of:=[.G7]&lt;[.H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table:formula="of:=[$parallel.C7]" office:value-type="float" office:value="0.000049" calcext:value-type="float">
            <text:p>4.9E-05</text:p>
          </table:table-cell>
          <table:table-cell office:value-type="float" office:value="0.000128" calcext:value-type="float">
            <text:p>0.000128</text:p>
          </table:table-cell>
          <table:table-cell table:formula="of:=[.B8]&lt;[.C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xpy</text:p>
          </table:table-cell>
          <table:table-cell table:formula="of:=[$parallel.H7]" office:value-type="float" office:value="0.017964" calcext:value-type="float">
            <text:p>0.017964</text:p>
          </table:table-cell>
          <table:table-cell office:value-type="float" office:value="0.000064" calcext:value-type="float">
            <text:p>6.4E-05</text:p>
          </table:table-cell>
          <table:table-cell table:formula="of:=[.G8]&lt;[.H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table:formula="of:=[$parallel.C8]" office:value-type="float" office:value="0.000008" calcext:value-type="float">
            <text:p>8E-06</text:p>
          </table:table-cell>
          <table:table-cell office:value-type="float" office:value="0.00002" calcext:value-type="float">
            <text:p>2E-05</text:p>
          </table:table-cell>
          <table:table-cell table:formula="of:=[.B9]&lt;[.C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nrm2</text:p>
          </table:table-cell>
          <table:table-cell table:formula="of:=[$parallel.H8]" office:value-type="float" office:value="0.074515" calcext:value-type="float">
            <text:p>0.074515</text:p>
          </table:table-cell>
          <table:table-cell office:value-type="float" office:value="0.000009" calcext:value-type="float">
            <text:p>9E-06</text:p>
          </table:table-cell>
          <table:table-cell table:formula="of:=[.G9]&lt;[.H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table:formula="of:=[$parallel.C9]" office:value-type="float" office:value="0.000009" calcext:value-type="float">
            <text:p>9E-06</text:p>
          </table:table-cell>
          <table:table-cell office:value-type="float" office:value="0.000028" calcext:value-type="float">
            <text:p>2.8E-05</text:p>
          </table:table-cell>
          <table:table-cell table:formula="of:=[.B10]&lt;[.C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scal</text:p>
          </table:table-cell>
          <table:table-cell table:formula="of:=[$parallel.H9]" office:value-type="float" office:value="0.001821" calcext:value-type="float">
            <text:p>0.001821</text:p>
          </table:table-cell>
          <table:table-cell office:value-type="float" office:value="0.000015" calcext:value-type="float">
            <text:p>1.5E-05</text:p>
          </table:table-cell>
          <table:table-cell table:formula="of:=[.G10]&lt;[.H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table:formula="of:=[$parallel.C10]" office:value-type="float" office:value="0.000134" calcext:value-type="float">
            <text:p>0.000134</text:p>
          </table:table-cell>
          <table:table-cell office:value-type="float" office:value="0.000162" calcext:value-type="float">
            <text:p>0.000162</text:p>
          </table:table-cell>
          <table:table-cell table:formula="of:=[.B11]&lt;[.C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swap</text:p>
          </table:table-cell>
          <table:table-cell table:formula="of:=[$parallel.H10]" office:value-type="float" office:value="0.001847" calcext:value-type="float">
            <text:p>0.001847</text:p>
          </table:table-cell>
          <table:table-cell office:value-type="float" office:value="0.000015" calcext:value-type="float">
            <text:p>1.5E-05</text:p>
          </table:table-cell>
          <table:table-cell table:formula="of:=[.G11]&lt;[.H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table:formula="of:=[$parallel.C11]" office:value-type="float" office:value="0.000008" calcext:value-type="float">
            <text:p>8E-06</text:p>
          </table:table-cell>
          <table:table-cell office:value-type="float" office:value="0.000027" calcext:value-type="float">
            <text:p>2.7E-05</text:p>
          </table:table-cell>
          <table:table-cell table:formula="of:=[.B12]&lt;[.C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opy</text:p>
          </table:table-cell>
          <table:table-cell table:formula="of:=[$parallel.H11]" office:value-type="float" office:value="0.000189" calcext:value-type="float">
            <text:p>0.000189</text:p>
          </table:table-cell>
          <table:table-cell office:value-type="float" office:value="0.000012" calcext:value-type="float">
            <text:p>1.2E-05</text:p>
          </table:table-cell>
          <table:table-cell table:formula="of:=[.G12]&lt;[.H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table:formula="of:=[$parallel.C12]" office:value-type="float" office:value="0.000074" calcext:value-type="float">
            <text:p>7.4E-05</text:p>
          </table:table-cell>
          <table:table-cell office:value-type="float" office:value="0.000118" calcext:value-type="float">
            <text:p>0.000118</text:p>
          </table:table-cell>
          <table:table-cell table:formula="of:=[.B13]&lt;[.C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</text:p>
          </table:table-cell>
          <table:table-cell table:formula="of:=[$parallel.H12]" office:value-type="float" office:value="0.000053" calcext:value-type="float">
            <text:p>5.3E-05</text:p>
          </table:table-cell>
          <table:table-cell office:value-type="float" office:value="0.000061" calcext:value-type="float">
            <text:p>6.1E-05</text:p>
          </table:table-cell>
          <table:table-cell table:formula="of:=[.G13]&lt;[.H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table:formula="of:=[$parallel.C13]" office:value-type="float" office:value="0.003635" calcext:value-type="float">
            <text:p>0.003635</text:p>
          </table:table-cell>
          <table:table-cell office:value-type="float" office:value="0.000049" calcext:value-type="float">
            <text:p>4.9E-05</text:p>
          </table:table-cell>
          <table:table-cell table:formula="of:=[.B14]&lt;[.C1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g</text:p>
          </table:table-cell>
          <table:table-cell table:formula="of:=[$parallel.H13]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formula="of:=[.G14]&lt;[.H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table:formula="of:=[$parallel.C14]" office:value-type="float" office:value="15.632276" calcext:value-type="float">
            <text:p>15.632276</text:p>
          </table:table-cell>
          <table:table-cell office:value-type="float" office:value="11.297882" calcext:value-type="float">
            <text:p>11.297882</text:p>
          </table:table-cell>
          <table:table-cell table:formula="of:=[.B15]&lt;[.C15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rotm</text:p>
          </table:table-cell>
          <table:table-cell table:formula="of:=[$parallel.H14]" office:value-type="float" office:value="0.00003" calcext:value-type="float">
            <text:p>3E-05</text:p>
          </table:table-cell>
          <table:table-cell office:value-type="float" office:value="0.000065" calcext:value-type="float">
            <text:p>6.5E-05</text:p>
          </table:table-cell>
          <table:table-cell table:formula="of:=[.G15]&lt;[.H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$parallel.H15]" office:value-type="float" office:value="12.291292" calcext:value-type="float">
            <text:p>12.291292</text:p>
          </table:table-cell>
          <table:table-cell office:value-type="float" office:value="11.838988" calcext:value-type="float">
            <text:p>11.838988</text:p>
          </table:table-cell>
          <table:table-cell table:formula="of:=[.G16]&lt;[.H16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rial</text:p>
          </table:table-cell>
          <table:table-cell table:style-name="Default"/>
        </table:table-row>
        <table:table-row table:style-name="ro1">
          <table:table-cell office:value-type="string" calcext:value-type="string">
            <text:p>dgemm</text:p>
          </table:table-cell>
          <table:table-cell table:formula="of:=[.B15]" office:value-type="float" office:value="15.632276" calcext:value-type="float">
            <text:p>15.632276</text:p>
          </table:table-cell>
          <table:table-cell table:formula="of:=[.C15]" office:value-type="float" office:value="11.297882" calcext:value-type="float">
            <text:p>11.297882</text:p>
          </table:table-cell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.G16]" office:value-type="float" office:value="12.291292" calcext:value-type="float">
            <text:p>12.291292</text:p>
          </table:table-cell>
          <table:table-cell table:formula="of:=[.H16]" office:value-type="float" office:value="11.838988" calcext:value-type="float">
            <text:p>11.838988</text:p>
          </table:table-cell>
          <table:table-cell table:style-name="Default"/>
        </table:table-row>
      </table:table>
      <table:table table:name="parallel_2" table:style-name="ta1">
        <table:shapes>
          <draw:frame draw:z-index="0" draw:style-name="gr1" draw:text-style-name="P1" svg:width="9.5394in" svg:height="3.5453in" svg:x="9.9945in" svg:y="3.2839in">
            <draw:object draw:notify-on-update-of-ranges="parallel_2.A4:parallel_2.A14 parallel_2.B3:parallel_2.B3 parallel_2.B4:parallel_2.B14 parallel_2.C3:parallel_2.C3 parallel_2.C4:parallel_2.C1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9.5394in" svg:height="3.5453in" svg:x="0.1406in" svg:y="3.3472in">
            <draw:object draw:notify-on-update-of-ranges="parallel_2.F4:parallel_2.F15 parallel_2.G3:parallel_2.G3 parallel_2.G4:parallel_2.G15 parallel_2.H3:parallel_2.H3 parallel_2.H4:parallel_2.H1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9.5394in" svg:height="3.5453in" svg:x="9.8535in" svg:y="6.463in">
            <draw:object draw:notify-on-update-of-ranges="parallel_2.A4:parallel_2.A13 parallel_2.B3:parallel_2.B3 parallel_2.B4:parallel_2.B13 parallel_2.C3:parallel_2.C3 parallel_2.C4:parallel_2.C1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9.5394in" svg:height="3.5453in" svg:x="0in" svg:y="6.4961in">
            <draw:object draw:notify-on-update-of-ranges="parallel_2.F4:parallel_2.F14 parallel_2.G3:parallel_2.G3 parallel_2.G4:parallel_2.G14 parallel_2.H3:parallel_2.H3 parallel_2.H4:parallel_2.H1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4" draw:style-name="gr1" draw:text-style-name="P1" svg:width="9.5394in" svg:height="3.5453in" svg:x="9.7992in" svg:y="10.3433in">
            <draw:object draw:notify-on-update-of-ranges="parallel_2.A18:parallel_2.A18 parallel_2.B17:parallel_2.B17 parallel_2.B18:parallel_2.B18 parallel_2.C17:parallel_2.C17 parallel_2.C18:parallel_2.C18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5" draw:style-name="gr1" draw:text-style-name="P1" svg:width="9.5366in" svg:height="3.8591in" svg:x="0.1083in" svg:y="10.7709in">
            <draw:object draw:notify-on-update-of-ranges="parallel_2.F17:parallel_2.F17 parallel_2.F18:parallel_2.F18 parallel_2.G17:parallel_2.G17 parallel_2.G18:parallel_2.G18 parallel_2.H17:parallel_2.H17 parallel_2.H18:parallel_2.H1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6" draw:style-name="gr1" draw:text-style-name="P1" svg:width="9.5394in" svg:height="3.9843in" svg:x="0.0106in" svg:y="15.1213in">
            <draw:object draw:notify-on-update-of-ranges="parallel_2.K4:parallel_2.K13 parallel_2.L3:parallel_2.L3 parallel_2.L4:parallel_2.L13 parallel_2.M3:parallel_2.M3 parallel_2.M4:parallel_2.M1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7" draw:style-name="gr1" draw:text-style-name="P1" svg:width="9.5394in" svg:height="3.9843in" svg:x="9.952in" svg:y="14.3059in">
            <draw:object draw:notify-on-update-of-ranges="parallel_2.P4:parallel_2.P13 parallel_2.Q3:parallel_2.Q3 parallel_2.Q4:parallel_2.Q13 parallel_2.R3:parallel_2.R3 parallel_2.R4:parallel_2.R1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8" draw:style-name="gr1" draw:text-style-name="P1" svg:width="9.5394in" svg:height="3.9843in" svg:x="0.0177in" svg:y="18.7079in">
            <draw:object draw:notify-on-update-of-ranges="parallel_2.L17:parallel_2.M17 parallel_2.K18:parallel_2.K18 parallel_2.L18:parallel_2.M18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9" draw:style-name="gr1" draw:text-style-name="P1" svg:width="9.5394in" svg:height="3.9843in" svg:x="10.3035in" svg:y="18.6661in">
            <draw:object draw:notify-on-update-of-ranges="parallel_2.Q17:parallel_2.R17 parallel_2.P18:parallel_2.P18 parallel_2.Q18:parallel_2.R1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ce3"/>
        <table:table-row table:style-name="ro1">
          <table:table-cell table:style-name="ce1" office:value-type="string" calcext:value-type="string">
            <text:p><text:s/>SIZE = M * N, <text:s/>M = 10000, N = 50000, K = 10000</text:p>
          </table:table-cell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 table:number-columns-spanned="4" table:number-rows-spanned="1">
            <text:p>Double</text:p>
          </table:table-cell>
          <table:covered-table-cell table:number-columns-repeated="2"/>
          <table:covered-table-cell table:style-name="Default"/>
          <table:table-cell/>
          <table:table-cell table:style-name="ce4" office:value-type="string" calcext:value-type="string" table:number-columns-spanned="4" table:number-rows-spanned="1">
            <text:p>Single</text:p>
          </table:table-cell>
          <table:covered-table-cell table:number-columns-repeated="2"/>
          <table:covered-table-cell table:style-name="Default"/>
          <table:table-cell/>
          <table:table-cell table:style-name="ce4" office:value-type="string" calcext:value-type="string" table:number-columns-spanned="4" table:number-rows-spanned="1">
            <text:p>OpenBLAS</text:p>
          </table:table-cell>
          <table:covered-table-cell table:number-columns-repeated="2"/>
          <table:covered-table-cell table:style-name="Default"/>
          <table:table-cell table:style-name="Default"/>
          <table:table-cell table:style-name="ce4" office:value-type="string" calcext:value-type="string" table:number-columns-spanned="4" table:number-rows-spanned="1">
            <text:p>ekBLAS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 office:value-type="string" calcext:value-type="string">
            <text:p>OpenBLAS &lt; ekBLAS</text:p>
          </table:table-cell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  <table:table-cell table:style-name="Default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office:value-type="string" calcext:value-type="string">
            <text:p>Single &lt; Double</text:p>
          </table:table-cell>
        </table:table-row>
        <table:table-row table:style-name="ro1">
          <table:table-cell office:value-type="string" calcext:value-type="string">
            <text:p>dsdot</text:p>
          </table:table-cell>
          <table:table-cell office:value-type="float" office:value="0.304555" calcext:value-type="float">
            <text:p>0.304555</text:p>
          </table:table-cell>
          <table:table-cell office:value-type="float" office:value="2.979701" calcext:value-type="float">
            <text:p>2.979701</text:p>
          </table:table-cell>
          <table:table-cell table:formula="of:=[.B4]&lt;[.C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sdot</text:p>
          </table:table-cell>
          <table:table-cell office:value-type="float" office:value="0.278975" calcext:value-type="float">
            <text:p>0.278975</text:p>
          </table:table-cell>
          <table:table-cell office:value-type="float" office:value="3.004347" calcext:value-type="float">
            <text:p>3.004347</text:p>
          </table:table-cell>
          <table:table-cell table:formula="of:=[.G4]&lt;[.H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G4]" office:value-type="float" office:value="0.278975" calcext:value-type="float">
            <text:p>0.278975</text:p>
          </table:table-cell>
          <table:table-cell table:formula="of:=[.B4]" office:value-type="float" office:value="0.304555" calcext:value-type="float">
            <text:p>0.304555</text:p>
          </table:table-cell>
          <table:table-cell table:formula="of:=[.L4]&lt;[.M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table:formula="of:=[.H4]" office:value-type="float" office:value="3.004347" calcext:value-type="float">
            <text:p>3.004347</text:p>
          </table:table-cell>
          <table:table-cell table:formula="of:=[.C4]" office:value-type="float" office:value="2.979701" calcext:value-type="float">
            <text:p>2.979701</text:p>
          </table:table-cell>
          <table:table-cell table:formula="of:=[.Q4]&lt;[.R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dot</text:p>
          </table:table-cell>
          <table:table-cell office:value-type="float" office:value="5.102988" calcext:value-type="float">
            <text:p>5.102988</text:p>
          </table:table-cell>
          <table:table-cell office:value-type="float" office:value="6.06588" calcext:value-type="float">
            <text:p>6.06588</text:p>
          </table:table-cell>
          <table:table-cell table:formula="of:=[.B5]&lt;[.C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dot</text:p>
          </table:table-cell>
          <table:table-cell office:value-type="float" office:value="0.299289" calcext:value-type="float">
            <text:p>0.299289</text:p>
          </table:table-cell>
          <table:table-cell office:value-type="float" office:value="2.826239" calcext:value-type="float">
            <text:p>2.826239</text:p>
          </table:table-cell>
          <table:table-cell table:formula="of:=[.G5]&lt;[.H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G5]" office:value-type="float" office:value="0.299289" calcext:value-type="float">
            <text:p>0.299289</text:p>
          </table:table-cell>
          <table:table-cell table:formula="of:=[.B5]" office:value-type="float" office:value="5.102988" calcext:value-type="float">
            <text:p>5.102988</text:p>
          </table:table-cell>
          <table:table-cell table:formula="of:=[.L5]&lt;[.M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t</text:p>
          </table:table-cell>
          <table:table-cell table:formula="of:=[.H5]" office:value-type="float" office:value="2.826239" calcext:value-type="float">
            <text:p>2.826239</text:p>
          </table:table-cell>
          <table:table-cell table:formula="of:=[.C5]" office:value-type="float" office:value="6.06588" calcext:value-type="float">
            <text:p>6.06588</text:p>
          </table:table-cell>
          <table:table-cell table:formula="of:=[.Q5]&lt;[.R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asum</text:p>
          </table:table-cell>
          <table:table-cell office:value-type="float" office:value="0.327359" calcext:value-type="float">
            <text:p>0.327359</text:p>
          </table:table-cell>
          <table:table-cell office:value-type="float" office:value="2.909096" calcext:value-type="float">
            <text:p>2.909096</text:p>
          </table:table-cell>
          <table:table-cell table:formula="of:=[.B6]&lt;[.C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sum</text:p>
          </table:table-cell>
          <table:table-cell office:value-type="float" office:value="0.222423" calcext:value-type="float">
            <text:p>0.222423</text:p>
          </table:table-cell>
          <table:table-cell office:value-type="float" office:value="1.466503" calcext:value-type="float">
            <text:p>1.466503</text:p>
          </table:table-cell>
          <table:table-cell table:formula="of:=[.G6]&lt;[.H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G6]" office:value-type="float" office:value="0.222423" calcext:value-type="float">
            <text:p>0.222423</text:p>
          </table:table-cell>
          <table:table-cell table:formula="of:=[.B6]" office:value-type="float" office:value="0.327359" calcext:value-type="float">
            <text:p>0.327359</text:p>
          </table:table-cell>
          <table:table-cell table:formula="of:=[.L6]&lt;[.M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um</text:p>
          </table:table-cell>
          <table:table-cell table:formula="of:=[.H6]" office:value-type="float" office:value="1.466503" calcext:value-type="float">
            <text:p>1.466503</text:p>
          </table:table-cell>
          <table:table-cell table:formula="of:=[.C6]" office:value-type="float" office:value="2.909096" calcext:value-type="float">
            <text:p>2.909096</text:p>
          </table:table-cell>
          <table:table-cell table:formula="of:=[.Q6]&lt;[.R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axpy</text:p>
          </table:table-cell>
          <table:table-cell office:value-type="float" office:value="8.726674" calcext:value-type="float">
            <text:p>8.726674</text:p>
          </table:table-cell>
          <table:table-cell office:value-type="float" office:value="9.814604" calcext:value-type="float">
            <text:p>9.814604</text:p>
          </table:table-cell>
          <table:table-cell table:formula="of:=[.B7]&lt;[.C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axpy</text:p>
          </table:table-cell>
          <table:table-cell office:value-type="float" office:value="4.605623" calcext:value-type="float">
            <text:p>4.605623</text:p>
          </table:table-cell>
          <table:table-cell office:value-type="float" office:value="4.699153" calcext:value-type="float">
            <text:p>4.699153</text:p>
          </table:table-cell>
          <table:table-cell table:formula="of:=[.G7]&lt;[.H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y</text:p>
          </table:table-cell>
          <table:table-cell table:formula="of:=[.G7]" office:value-type="float" office:value="4.605623" calcext:value-type="float">
            <text:p>4.605623</text:p>
          </table:table-cell>
          <table:table-cell table:formula="of:=[.B7]" office:value-type="float" office:value="8.726674" calcext:value-type="float">
            <text:p>8.726674</text:p>
          </table:table-cell>
          <table:table-cell table:formula="of:=[.L7]&lt;[.M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y</text:p>
          </table:table-cell>
          <table:table-cell table:formula="of:=[.H7]" office:value-type="float" office:value="4.699153" calcext:value-type="float">
            <text:p>4.699153</text:p>
          </table:table-cell>
          <table:table-cell table:formula="of:=[.C7]" office:value-type="float" office:value="9.814604" calcext:value-type="float">
            <text:p>9.814604</text:p>
          </table:table-cell>
          <table:table-cell table:formula="of:=[.Q7]&lt;[.R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nrm2</text:p>
          </table:table-cell>
          <table:table-cell office:value-type="float" office:value="0.439253" calcext:value-type="float">
            <text:p>0.439253</text:p>
          </table:table-cell>
          <table:table-cell office:value-type="float" office:value="2.977803" calcext:value-type="float">
            <text:p>2.977803</text:p>
          </table:table-cell>
          <table:table-cell table:formula="of:=[.B8]&lt;[.C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nrm2</text:p>
          </table:table-cell>
          <table:table-cell office:value-type="float" office:value="0.272116" calcext:value-type="float">
            <text:p>0.272116</text:p>
          </table:table-cell>
          <table:table-cell office:value-type="float" office:value="1.516734" calcext:value-type="float">
            <text:p>1.516734</text:p>
          </table:table-cell>
          <table:table-cell table:formula="of:=[.G8]&lt;[.H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G8]" office:value-type="float" office:value="0.272116" calcext:value-type="float">
            <text:p>0.272116</text:p>
          </table:table-cell>
          <table:table-cell table:formula="of:=[.B8]" office:value-type="float" office:value="0.439253" calcext:value-type="float">
            <text:p>0.439253</text:p>
          </table:table-cell>
          <table:table-cell table:formula="of:=[.L8]&lt;[.M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rm2</text:p>
          </table:table-cell>
          <table:table-cell table:formula="of:=[.H8]" office:value-type="float" office:value="1.516734" calcext:value-type="float">
            <text:p>1.516734</text:p>
          </table:table-cell>
          <table:table-cell table:formula="of:=[.C8]" office:value-type="float" office:value="2.977803" calcext:value-type="float">
            <text:p>2.977803</text:p>
          </table:table-cell>
          <table:table-cell table:formula="of:=[.Q8]&lt;[.R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scal</text:p>
          </table:table-cell>
          <table:table-cell office:value-type="float" office:value="6.387637" calcext:value-type="float">
            <text:p>6.387637</text:p>
          </table:table-cell>
          <table:table-cell office:value-type="float" office:value="6.256807" calcext:value-type="float">
            <text:p>6.256807</text:p>
          </table:table-cell>
          <table:table-cell table:formula="of:=[.B9]&lt;[.C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scal</text:p>
          </table:table-cell>
          <table:table-cell office:value-type="float" office:value="3.234523" calcext:value-type="float">
            <text:p>3.234523</text:p>
          </table:table-cell>
          <table:table-cell office:value-type="float" office:value="3.380817" calcext:value-type="float">
            <text:p>3.380817</text:p>
          </table:table-cell>
          <table:table-cell table:formula="of:=[.G9]&lt;[.H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G9]" office:value-type="float" office:value="3.234523" calcext:value-type="float">
            <text:p>3.234523</text:p>
          </table:table-cell>
          <table:table-cell table:formula="of:=[.B9]" office:value-type="float" office:value="6.387637" calcext:value-type="float">
            <text:p>6.387637</text:p>
          </table:table-cell>
          <table:table-cell table:formula="of:=[.L9]&lt;[.M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al</text:p>
          </table:table-cell>
          <table:table-cell table:formula="of:=[.H9]" office:value-type="float" office:value="3.380817" calcext:value-type="float">
            <text:p>3.380817</text:p>
          </table:table-cell>
          <table:table-cell table:formula="of:=[.C9]" office:value-type="float" office:value="6.256807" calcext:value-type="float">
            <text:p>6.256807</text:p>
          </table:table-cell>
          <table:table-cell table:formula="of:=[.Q9]&lt;[.R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swap</text:p>
          </table:table-cell>
          <table:table-cell office:value-type="float" office:value="0.753298" calcext:value-type="float">
            <text:p>0.753298</text:p>
          </table:table-cell>
          <table:table-cell office:value-type="float" office:value="12.308995" calcext:value-type="float">
            <text:p>12.308995</text:p>
          </table:table-cell>
          <table:table-cell table:formula="of:=[.B10]&lt;[.C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swap</text:p>
          </table:table-cell>
          <table:table-cell office:value-type="float" office:value="0.432429" calcext:value-type="float">
            <text:p>0.432429</text:p>
          </table:table-cell>
          <table:table-cell office:value-type="float" office:value="6.179378" calcext:value-type="float">
            <text:p>6.179378</text:p>
          </table:table-cell>
          <table:table-cell table:formula="of:=[.G10]&lt;[.H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wap</text:p>
          </table:table-cell>
          <table:table-cell table:formula="of:=[.G10]" office:value-type="float" office:value="0.432429" calcext:value-type="float">
            <text:p>0.432429</text:p>
          </table:table-cell>
          <table:table-cell table:formula="of:=[.B10]" office:value-type="float" office:value="0.753298" calcext:value-type="float">
            <text:p>0.753298</text:p>
          </table:table-cell>
          <table:table-cell table:formula="of:=[.L10]&lt;[.M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wap</text:p>
          </table:table-cell>
          <table:table-cell table:formula="of:=[.H10]" office:value-type="float" office:value="6.179378" calcext:value-type="float">
            <text:p>6.179378</text:p>
          </table:table-cell>
          <table:table-cell table:formula="of:=[.C10]" office:value-type="float" office:value="12.308995" calcext:value-type="float">
            <text:p>12.308995</text:p>
          </table:table-cell>
          <table:table-cell table:formula="of:=[.Q10]&lt;[.R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copy</text:p>
          </table:table-cell>
          <table:table-cell office:value-type="float" office:value="0.630112" calcext:value-type="float">
            <text:p>0.630112</text:p>
          </table:table-cell>
          <table:table-cell office:value-type="float" office:value="9.423201" calcext:value-type="float">
            <text:p>9.423201</text:p>
          </table:table-cell>
          <table:table-cell table:formula="of:=[.B11]&lt;[.C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copy</text:p>
          </table:table-cell>
          <table:table-cell office:value-type="float" office:value="0.368427" calcext:value-type="float">
            <text:p>0.368427</text:p>
          </table:table-cell>
          <table:table-cell office:value-type="float" office:value="4.614598" calcext:value-type="float">
            <text:p>4.614598</text:p>
          </table:table-cell>
          <table:table-cell table:formula="of:=[.G11]&lt;[.H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G11]" office:value-type="float" office:value="0.368427" calcext:value-type="float">
            <text:p>0.368427</text:p>
          </table:table-cell>
          <table:table-cell table:formula="of:=[.B11]" office:value-type="float" office:value="0.630112" calcext:value-type="float">
            <text:p>0.630112</text:p>
          </table:table-cell>
          <table:table-cell table:formula="of:=[.L11]&lt;[.M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py</text:p>
          </table:table-cell>
          <table:table-cell table:formula="of:=[.H11]" office:value-type="float" office:value="4.614598" calcext:value-type="float">
            <text:p>4.614598</text:p>
          </table:table-cell>
          <table:table-cell table:formula="of:=[.C11]" office:value-type="float" office:value="9.423201" calcext:value-type="float">
            <text:p>9.423201</text:p>
          </table:table-cell>
          <table:table-cell table:formula="of:=[.Q11]&lt;[.R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</text:p>
          </table:table-cell>
          <table:table-cell office:value-type="float" office:value="0.759089" calcext:value-type="float">
            <text:p>0.759089</text:p>
          </table:table-cell>
          <table:table-cell office:value-type="float" office:value="12.432703" calcext:value-type="float">
            <text:p>12.432703</text:p>
          </table:table-cell>
          <table:table-cell table:formula="of:=[.B12]&lt;[.C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</text:p>
          </table:table-cell>
          <table:table-cell office:value-type="float" office:value="0.438704" calcext:value-type="float">
            <text:p>0.438704</text:p>
          </table:table-cell>
          <table:table-cell office:value-type="float" office:value="6.689137" calcext:value-type="float">
            <text:p>6.689137</text:p>
          </table:table-cell>
          <table:table-cell table:formula="of:=[.G12]&lt;[.H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G12]" office:value-type="float" office:value="0.438704" calcext:value-type="float">
            <text:p>0.438704</text:p>
          </table:table-cell>
          <table:table-cell table:formula="of:=[.B12]" office:value-type="float" office:value="0.759089" calcext:value-type="float">
            <text:p>0.759089</text:p>
          </table:table-cell>
          <table:table-cell table:formula="of:=[.L12]&lt;[.M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</text:p>
          </table:table-cell>
          <table:table-cell table:formula="of:=[.H12]" office:value-type="float" office:value="6.689137" calcext:value-type="float">
            <text:p>6.689137</text:p>
          </table:table-cell>
          <table:table-cell table:formula="of:=[.C12]" office:value-type="float" office:value="12.432703" calcext:value-type="float">
            <text:p>12.432703</text:p>
          </table:table-cell>
          <table:table-cell table:formula="of:=[.Q12]&lt;[.R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rotm</text:p>
          </table:table-cell>
          <table:table-cell office:value-type="float" office:value="0.772211" calcext:value-type="float">
            <text:p>0.772211</text:p>
          </table:table-cell>
          <table:table-cell office:value-type="float" office:value="13.164742" calcext:value-type="float">
            <text:p>13.164742</text:p>
          </table:table-cell>
          <table:table-cell table:formula="of:=[.B13]&lt;[.C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g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formula="of:=[.G13]&lt;[.H13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tm</text:p>
          </table:table-cell>
          <table:table-cell table:formula="of:=[.G14]" office:value-type="float" office:value="0.482867" calcext:value-type="float">
            <text:p>0.482867</text:p>
          </table:table-cell>
          <table:table-cell table:formula="of:=[.B13]" office:value-type="float" office:value="0.772211" calcext:value-type="float">
            <text:p>0.772211</text:p>
          </table:table-cell>
          <table:table-cell table:formula="of:=[.L13]&lt;[.M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tm</text:p>
          </table:table-cell>
          <table:table-cell table:formula="of:=[.H14]" office:value-type="float" office:value="6.35435" calcext:value-type="float">
            <text:p>6.35435</text:p>
          </table:table-cell>
          <table:table-cell table:formula="of:=[.C13]" office:value-type="float" office:value="13.164742" calcext:value-type="float">
            <text:p>13.164742</text:p>
          </table:table-cell>
          <table:table-cell table:formula="of:=[.Q13]&lt;[.R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gemm</text:p>
          </table:table-cell>
          <table:table-cell office:value-type="float" office:value="405.568056" calcext:value-type="float">
            <text:p>405.568056</text:p>
          </table:table-cell>
          <table:table-cell office:value-type="float" office:value="81194.001313" calcext:value-type="float">
            <text:p>81194.001313</text:p>
          </table:table-cell>
          <table:table-cell table:formula="of:=[.B14]&lt;[.C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rotm</text:p>
          </table:table-cell>
          <table:table-cell office:value-type="float" office:value="0.482867" calcext:value-type="float">
            <text:p>0.482867</text:p>
          </table:table-cell>
          <table:table-cell office:value-type="float" office:value="6.35435" calcext:value-type="float">
            <text:p>6.35435</text:p>
          </table:table-cell>
          <table:table-cell table:formula="of:=[.G14]&lt;[.H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mm</text:p>
          </table:table-cell>
          <table:table-cell table:formula="of:=[.G15]" office:value-type="float" office:value="184.877591" calcext:value-type="float">
            <text:p>184.877591</text:p>
          </table:table-cell>
          <table:table-cell table:formula="of:=[.B14]" office:value-type="float" office:value="405.568056" calcext:value-type="float">
            <text:p>405.568056</text:p>
          </table:table-cell>
          <table:table-cell table:formula="of:=[.L14]&lt;[.M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gemm</text:p>
          </table:table-cell>
          <table:table-cell table:formula="of:=[.H15]" office:value-type="float" office:value="75322.897163" calcext:value-type="float">
            <text:p>75322.897163</text:p>
          </table:table-cell>
          <table:table-cell table:formula="of:=[.C14]" office:value-type="float" office:value="81194.001313" calcext:value-type="float">
            <text:p>81194.001313</text:p>
          </table:table-cell>
          <table:table-cell table:formula="of:=[.Q14]&lt;[.R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sgemm</text:p>
          </table:table-cell>
          <table:table-cell office:value-type="float" office:value="184.877591" calcext:value-type="float">
            <text:p>184.877591</text:p>
          </table:table-cell>
          <table:table-cell office:value-type="float" office:value="75322.897163" calcext:value-type="float">
            <text:p>75322.897163</text:p>
          </table:table-cell>
          <table:table-cell table:formula="of:=[.G15]&lt;[.H15]" office:value-type="boolean" office:boolean-value="true" calcext:value-type="boolean">
            <text:p>TRUE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style-name="Default"/>
          <table:table-cell/>
          <table:table-cell office:value-type="string" calcext:value-type="string">
            <text:p>Routine</text:p>
          </table:table-cell>
          <table:table-cell office:value-type="string" calcext:value-type="string">
            <text:p>OpenBLAS</text:p>
          </table:table-cell>
          <table:table-cell office:value-type="string" calcext:value-type="string">
            <text:p>ekBLAS</text:p>
          </table:table-cell>
          <table:table-cell table:number-columns-repeated="2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 table:number-columns-repeated="2"/>
          <table:table-cell office:value-type="string" calcext:value-type="string">
            <text:p>Routine</text:p>
          </table:table-cell>
          <table:table-cell office:value-type="string" calcext:value-type="string">
            <text:p>Single Precision</text:p>
          </table:table-cell>
          <table:table-cell office:value-type="string" calcext:value-type="string">
            <text:p>Double Precis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dgemm</text:p>
          </table:table-cell>
          <table:table-cell table:formula="of:=[.B14]" office:value-type="float" office:value="405.568056" calcext:value-type="float">
            <text:p>405.568056</text:p>
          </table:table-cell>
          <table:table-cell table:formula="of:=[.C14]" office:value-type="float" office:value="81194.001313" calcext:value-type="float">
            <text:p>81194.001313</text:p>
          </table:table-cell>
          <table:table-cell table:style-name="Default"/>
          <table:table-cell/>
          <table:table-cell office:value-type="string" calcext:value-type="string">
            <text:p>sgemm</text:p>
          </table:table-cell>
          <table:table-cell table:formula="of:=[.G15]" office:value-type="float" office:value="184.877591" calcext:value-type="float">
            <text:p>184.877591</text:p>
          </table:table-cell>
          <table:table-cell table:formula="of:=[.H15]" office:value-type="float" office:value="75322.897163" calcext:value-type="float">
            <text:p>75322.897163</text:p>
          </table:table-cell>
          <table:table-cell table:formula="of:=[.G18]&lt;[.H18]" office:value-type="boolean" office:boolean-value="true" calcext:value-type="boolean">
            <text:p>TRUE</text:p>
          </table:table-cell>
          <table:table-cell/>
          <table:table-cell table:formula="of:=[.K14]" office:value-type="string" office:string-value="gemm" calcext:value-type="string">
            <text:p>gemm</text:p>
          </table:table-cell>
          <table:table-cell table:formula="of:=[.L14]" office:value-type="float" office:value="184.877591" calcext:value-type="float">
            <text:p>184.877591</text:p>
          </table:table-cell>
          <table:table-cell table:formula="of:=[.M14]" office:value-type="float" office:value="405.568056" calcext:value-type="float">
            <text:p>405.568056</text:p>
          </table:table-cell>
          <table:table-cell table:style-name="Default" table:number-columns-repeated="2"/>
          <table:table-cell table:formula="of:=[.P14]" office:value-type="string" office:string-value="gemm" calcext:value-type="string">
            <text:p>gemm</text:p>
          </table:table-cell>
          <table:table-cell table:formula="of:=[.Q14]" office:value-type="float" office:value="75322.897163" calcext:value-type="float">
            <text:p>75322.897163</text:p>
          </table:table-cell>
          <table:table-cell table:formula="of:=[.R14]" office:value-type="float" office:value="81194.001313" calcext:value-type="float">
            <text:p>81194.00131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9:58:51.67339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5:00:51.812190335</meta:creation-date>
    <dc:date>2020-11-16T14:55:59.218041443</dc:date>
    <meta:editing-duration>PT2H12M24S</meta:editing-duration>
    <meta:editing-cycles>18</meta:editing-cycles>
    <meta:generator>LibreOffice/6.4.6.2$Linux_X86_64 LibreOffice_project/40$Build-2</meta:generator>
    <meta:document-statistic meta:table-count="3" meta:cell-count="567" meta:object-count="2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6.939cm" svg:y="0.316cm" chart:style-name="ch2">
          <text:p>L1 and 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A3:parallel.C14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A4:parallel.A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B4:parallel.B14" chart:label-cell-address="parallel.B3:parallel.B3" chart:class="chart:bar">
            <chart:data-point chart:repeated="11"/>
          </chart:series>
          <chart:series chart:style-name="ch11" chart:values-cell-range-address="parallel.C4:parallel.C14" chart:label-cell-address="parallel.C3:parallel.C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B3:parallel.B3</svg:desc>
                </draw:g>
              </table:table-cell>
              <table:table-cell office:value-type="string">
                <text:p>ekBLAS</text:p>
                <draw:g>
                  <svg:desc>parallel.C3:parallel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parallel.A4:parallel.A14</svg:desc>
                </draw:g>
              </table:table-cell>
              <table:table-cell office:value-type="float" office:value="0.000097">
                <text:p>0.000097</text:p>
                <draw:g>
                  <svg:desc>parallel.B4:parallel.B14</svg:desc>
                </draw:g>
              </table:table-cell>
              <table:table-cell office:value-type="float" office:value="0.000013">
                <text:p>0.000013</text:p>
                <draw:g>
                  <svg:desc>parallel.C4:parallel.C14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01">
                <text:p>0.000101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0.791673">
                <text:p>0.791673</text:p>
              </table:table-cell>
              <table:table-cell office:value-type="float" office:value="15.632276">
                <text:p>15.63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28b2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3 ekBLAS: Single vs Double Precison </text:p>
        </chart:title>
        <chart:legend chart:legend-position="end" svg:x="22.523cm" svg:y="4.761cm" style:legend-expansion="high" chart:style-name="ch3"/>
        <chart:plot-area chart:style-name="ch4" table:cell-range-address="parallel.Q17:parallel.R18 parallel.P18:parallel.P18" chart:data-source-has-labels="both" svg:x="1.495cm" svg:y="1.319cm" svg:width="20.544cm" svg:height="7.619cm">
          <chartooo:coordinate-region svg:x="2.116cm" svg:y="1.518cm" svg:width="19.923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parallel.Q17:parallel.R17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Q18:parallel.R18" chart:label-cell-address="parallel.P18:parallel.P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Q17:parallel.R17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parallel.P18:parallel.P18</svg:desc>
                </draw:g>
              </table:table-cell>
              <table:table-cell office:value-type="float" office:value="12.291292">
                <text:p>12.291292</text:p>
                <draw:g>
                  <svg:desc>parallel.Q18:parallel.R18</svg:desc>
                </draw:g>
              </table:table-cell>
              <table:table-cell office:value-type="float" office:value="15.632276">
                <text:p>15.6322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507cm" svg:y="0.316cm" chart:style-name="ch2">
          <text:p>L1 and L3 Doub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A4:serial.C15" chart:data-source-has-labels="both" svg:x="1.495cm" svg:y="1.275cm" svg:width="20.359cm" svg:height="6.57cm">
          <chartooo:coordinate-region svg:x="2.116cm" svg:y="1.474cm" svg:width="19.738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A5:serial.A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B5:serial.B15" chart:label-cell-address="serial.B4:serial.B4" chart:class="chart:bar">
            <chart:data-point chart:repeated="11"/>
          </chart:series>
          <chart:series chart:style-name="ch11" chart:values-cell-range-address="serial.C5:serial.C15" chart:label-cell-address="serial.C4:serial.C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B4:serial.B4</svg:desc>
                </draw:g>
              </table:table-cell>
              <table:table-cell office:value-type="string">
                <text:p>Serial</text:p>
                <draw:g>
                  <svg:desc>serial.C4:seri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erial.A5:serial.A15</svg:desc>
                </draw:g>
              </table:table-cell>
              <table:table-cell office:value-type="float" office:value="0.000013">
                <text:p>0.000013</text:p>
                <draw:g>
                  <svg:desc>serial.B5:serial.B15</svg:desc>
                </draw:g>
              </table:table-cell>
              <table:table-cell office:value-type="float" office:value="0.000015">
                <text:p>0.000015</text:p>
                <draw:g>
                  <svg:desc>serial.C5:serial.C15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3635">
                <text:p>0.00363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15.632276">
                <text:p>15.632276</text:p>
              </table:table-cell>
              <table:table-cell office:value-type="float" office:value="11.297882">
                <text:p>11.2978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587cm" svg:y="0.316cm" chart:style-name="ch2">
          <text:p>L1 and L3 Sing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F4:serial.H16" chart:data-source-has-labels="both" svg:x="1.495cm" svg:y="1.275cm" svg:width="20.359cm" svg:height="6.57cm">
          <chartooo:coordinate-region svg:x="2.116cm" svg:y="1.474cm" svg:width="19.738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F5:serial.F16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G5:serial.G16" chart:label-cell-address="serial.G4:serial.G4" chart:class="chart:bar">
            <chart:data-point chart:repeated="12"/>
          </chart:series>
          <chart:series chart:style-name="ch11" chart:values-cell-range-address="serial.H5:serial.H16" chart:label-cell-address="serial.H4:serial.H4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G4:serial.G4</svg:desc>
                </draw:g>
              </table:table-cell>
              <table:table-cell office:value-type="string">
                <text:p>Serial</text:p>
                <draw:g>
                  <svg:desc>serial.H4:serial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erial.F5:serial.F16</svg:desc>
                </draw:g>
              </table:table-cell>
              <table:table-cell office:value-type="float" office:value="0.043459">
                <text:p>0.043459</text:p>
                <draw:g>
                  <svg:desc>serial.G5:serial.G16</svg:desc>
                </draw:g>
              </table:table-cell>
              <table:table-cell office:value-type="float" office:value="0.000021">
                <text:p>0.000021</text:p>
                <draw:g>
                  <svg:desc>serial.H5:serial.H16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12.291292">
                <text:p>12.291292</text:p>
              </table:table-cell>
              <table:table-cell office:value-type="float" office:value="11.838988">
                <text:p>11.83898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235cm" svg:y="0.316cm" chart:style-name="ch2">
          <text:p>L1 Doub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A4:serial.C14" chart:data-source-has-labels="both" svg:x="1.495cm" svg:y="1.275cm" svg:width="20.359cm" svg:height="6.57cm">
          <chartooo:coordinate-region svg:x="2.778cm" svg:y="1.474cm" svg:width="19.076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A5:serial.A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B5:serial.B14" chart:label-cell-address="serial.B4:serial.B4" chart:class="chart:bar">
            <chart:data-point chart:repeated="10"/>
          </chart:series>
          <chart:series chart:style-name="ch11" chart:values-cell-range-address="serial.C5:serial.C14" chart:label-cell-address="serial.C4:serial.C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B4:serial.B4</svg:desc>
                </draw:g>
              </table:table-cell>
              <table:table-cell office:value-type="string">
                <text:p>Serial</text:p>
                <draw:g>
                  <svg:desc>serial.C4:seri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serial.A5:serial.A14</svg:desc>
                </draw:g>
              </table:table-cell>
              <table:table-cell office:value-type="float" office:value="0.000013">
                <text:p>0.000013</text:p>
                <draw:g>
                  <svg:desc>serial.B5:serial.B14</svg:desc>
                </draw:g>
              </table:table-cell>
              <table:table-cell office:value-type="float" office:value="0.000015">
                <text:p>0.000015</text:p>
                <draw:g>
                  <svg:desc>serial.C5:serial.C14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3635">
                <text:p>0.003635</text:p>
              </table:table-cell>
              <table:table-cell office:value-type="float" office:value="0.000049">
                <text:p>0.0000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314cm" svg:y="0.316cm" chart:style-name="ch2">
          <text:p>L1 Sing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F4:serial.H15" chart:data-source-has-labels="both" svg:x="1.495cm" svg:y="1.275cm" svg:width="20.359cm" svg:height="6.57cm">
          <chartooo:coordinate-region svg:x="2.407cm" svg:y="1.474cm" svg:width="19.447cm" svg:height="5.724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F5:serial.F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G5:serial.G15" chart:label-cell-address="serial.G4:serial.G4" chart:class="chart:bar">
            <chart:data-point chart:repeated="11"/>
          </chart:series>
          <chart:series chart:style-name="ch11" chart:values-cell-range-address="serial.H5:serial.H15" chart:label-cell-address="serial.H4:serial.H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G4:serial.G4</svg:desc>
                </draw:g>
              </table:table-cell>
              <table:table-cell office:value-type="string">
                <text:p>Serial</text:p>
                <draw:g>
                  <svg:desc>serial.H4:serial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serial.F5:serial.F15</svg:desc>
                </draw:g>
              </table:table-cell>
              <table:table-cell office:value-type="float" office:value="0.043459">
                <text:p>0.043459</text:p>
                <draw:g>
                  <svg:desc>serial.G5:serial.G15</svg:desc>
                </draw:g>
              </table:table-cell>
              <table:table-cell office:value-type="float" office:value="0.000021">
                <text:p>0.000021</text:p>
                <draw:g>
                  <svg:desc>serial.H5:serial.H15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0065">
                <text:p>0.0000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235cm" svg:y="0.316cm" chart:style-name="ch2">
          <text:p>L3 Doub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A18:serial.C19" chart:data-source-has-labels="both" svg:x="1.495cm" svg:y="1.275cm" svg:width="20.359cm" svg:height="6.57cm">
          <chartooo:coordinate-region svg:x="2.116cm" svg:y="1.475cm" svg:width="19.738cm" svg:height="5.723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A19:serial.A19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B19:serial.B19" chart:label-cell-address="serial.B18:serial.B18" chart:class="chart:bar">
            <chart:data-point/>
          </chart:series>
          <chart:series chart:style-name="ch11" chart:values-cell-range-address="serial.C19:serial.C19" chart:label-cell-address="serial.C18:serial.C1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B18:serial.B18</svg:desc>
                </draw:g>
              </table:table-cell>
              <table:table-cell office:value-type="string">
                <text:p>Serial</text:p>
                <draw:g>
                  <svg:desc>serial.C18:serial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serial.A19:serial.A19</svg:desc>
                </draw:g>
              </table:table-cell>
              <table:table-cell office:value-type="float" office:value="15.632276">
                <text:p>15.632276</text:p>
                <draw:g>
                  <svg:desc>serial.B19:serial.B19</svg:desc>
                </draw:g>
              </table:table-cell>
              <table:table-cell office:value-type="float" office:value="11.297882">
                <text:p>11.297882</text:p>
                <draw:g>
                  <svg:desc>serial.C19:serial.C19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8.314cm" svg:y="0.316cm" chart:style-name="ch2">
          <text:p>L3 Single Precision: Parallel vs Serial</text:p>
        </chart:title>
        <chart:legend chart:legend-position="end" svg:x="22.338cm" svg:y="3.955cm" style:legend-expansion="high" chart:style-name="ch3"/>
        <chart:plot-area chart:style-name="ch4" table:cell-range-address="serial.F18:serial.H19" chart:data-source-has-labels="both" svg:x="1.495cm" svg:y="1.275cm" svg:width="20.359cm" svg:height="6.57cm">
          <chartooo:coordinate-region svg:x="2.407cm" svg:y="1.275cm" svg:width="19.447cm" svg:height="5.723cm"/>
          <chart:axis chart:dimension="x" chart:name="primary-x" chart:style-name="ch5" chartooo:axis-type="auto">
            <chartooo:date-scale/>
            <chart:title svg:x="9.937cm" svg:y="8.025cm" chart:style-name="ch6">
              <text:p>Linear Algebra Routine</text:p>
            </chart:title>
            <chart:categories table:cell-range-address="serial.F19:serial.F19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serial.G19:serial.G19" chart:label-cell-address="serial.G18:serial.G18" chart:class="chart:bar">
            <chart:data-point/>
          </chart:series>
          <chart:series chart:style-name="ch11" chart:values-cell-range-address="serial.H19:serial.H19" chart:label-cell-address="serial.H18:serial.H1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erial.G18:serial.G18</svg:desc>
                </draw:g>
              </table:table-cell>
              <table:table-cell office:value-type="string">
                <text:p>Serial</text:p>
                <draw:g>
                  <svg:desc>serial.H18:serial.H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serial.F19:serial.F19</svg:desc>
                </draw:g>
              </table:table-cell>
              <table:table-cell office:value-type="float" office:value="12.291292">
                <text:p>12.291292</text:p>
                <draw:g>
                  <svg:desc>serial.G19:serial.G19</svg:desc>
                </draw:g>
              </table:table-cell>
              <table:table-cell office:value-type="float" office:value="11.838988">
                <text:p>11.838988</text:p>
                <draw:g>
                  <svg:desc>serial.H19:serial.H19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6.939cm" svg:y="0.316cm" chart:style-name="ch2">
          <text:p>L1 and 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_2.A3:parallel_2.C14" chart:data-source-has-labels="both" svg:x="1.495cm" svg:y="1.275cm" svg:width="19.777cm" svg:height="6.57cm">
          <chartooo:coordinate-region svg:x="2.672cm" svg:y="1.474cm" svg:width="18.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_2.A4:parallel_2.A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B4:parallel_2.B14" chart:label-cell-address="parallel_2.B3:parallel_2.B3" chart:class="chart:bar">
            <chart:data-point chart:repeated="11"/>
          </chart:series>
          <chart:series chart:style-name="ch11" chart:values-cell-range-address="parallel_2.C4:parallel_2.C14" chart:label-cell-address="parallel_2.C3:parallel_2.C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_2.B3:parallel_2.B3</svg:desc>
                </draw:g>
              </table:table-cell>
              <table:table-cell office:value-type="string">
                <text:p>ekBLAS</text:p>
                <draw:g>
                  <svg:desc>parallel_2.C3:parallel_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parallel_2.A4:parallel_2.A14</svg:desc>
                </draw:g>
              </table:table-cell>
              <table:table-cell office:value-type="float" office:value="0.304555">
                <text:p>0.304555</text:p>
                <draw:g>
                  <svg:desc>parallel_2.B4:parallel_2.B14</svg:desc>
                </draw:g>
              </table:table-cell>
              <table:table-cell office:value-type="float" office:value="2.979701">
                <text:p>2.979701</text:p>
                <draw:g>
                  <svg:desc>parallel_2.C4:parallel_2.C14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5.102988">
                <text:p>5.102988</text:p>
              </table:table-cell>
              <table:table-cell office:value-type="float" office:value="6.06588">
                <text:p>6.06588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327359">
                <text:p>0.327359</text:p>
              </table:table-cell>
              <table:table-cell office:value-type="float" office:value="2.909096">
                <text:p>2.909096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8.726674">
                <text:p>8.726674</text:p>
              </table:table-cell>
              <table:table-cell office:value-type="float" office:value="9.814604">
                <text:p>9.814604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439253">
                <text:p>0.439253</text:p>
              </table:table-cell>
              <table:table-cell office:value-type="float" office:value="2.977803">
                <text:p>2.977803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6.387637">
                <text:p>6.387637</text:p>
              </table:table-cell>
              <table:table-cell office:value-type="float" office:value="6.256807">
                <text:p>6.256807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753298">
                <text:p>0.753298</text:p>
              </table:table-cell>
              <table:table-cell office:value-type="float" office:value="12.308995">
                <text:p>12.308995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630112">
                <text:p>0.630112</text:p>
              </table:table-cell>
              <table:table-cell office:value-type="float" office:value="9.423201">
                <text:p>9.423201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759089">
                <text:p>0.759089</text:p>
              </table:table-cell>
              <table:table-cell office:value-type="float" office:value="12.432703">
                <text:p>12.432703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772211">
                <text:p>0.772211</text:p>
              </table:table-cell>
              <table:table-cell office:value-type="float" office:value="13.164742">
                <text:p>13.164742</text:p>
              </table:table-cell>
            </table:table-row>
            <table:table-row>
              <table:table-cell office:value-type="string">
                <text:p>dgemm</text:p>
              </table:table-cell>
              <table:table-cell office:value-type="float" office:value="405.568056">
                <text:p>405.568056</text:p>
              </table:table-cell>
              <table:table-cell office:value-type="float" office:value="81194.001313">
                <text:p>81194.0013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018cm" svg:y="0.316cm" chart:style-name="ch2">
          <text:p>L1 and 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_2.F3:parallel_2.H15" chart:data-source-has-labels="both" svg:x="1.495cm" svg:y="1.275cm" svg:width="19.777cm" svg:height="6.57cm">
          <chartooo:coordinate-region svg:x="2.672cm" svg:y="1.474cm" svg:width="18.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_2.F4:parallel_2.F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G4:parallel_2.G15" chart:label-cell-address="parallel_2.G3:parallel_2.G3" chart:class="chart:bar">
            <chart:data-point chart:repeated="12"/>
          </chart:series>
          <chart:series chart:style-name="ch11" chart:values-cell-range-address="parallel_2.H4:parallel_2.H15" chart:label-cell-address="parallel_2.H3:parallel_2.H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_2.G3:parallel_2.G3</svg:desc>
                </draw:g>
              </table:table-cell>
              <table:table-cell office:value-type="string">
                <text:p>ekBLAS</text:p>
                <draw:g>
                  <svg:desc>parallel_2.H3:parallel_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parallel_2.F4:parallel_2.F15</svg:desc>
                </draw:g>
              </table:table-cell>
              <table:table-cell office:value-type="float" office:value="0.278975">
                <text:p>0.278975</text:p>
                <draw:g>
                  <svg:desc>parallel_2.G4:parallel_2.G15</svg:desc>
                </draw:g>
              </table:table-cell>
              <table:table-cell office:value-type="float" office:value="3.004347">
                <text:p>3.004347</text:p>
                <draw:g>
                  <svg:desc>parallel_2.H4:parallel_2.H15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299289">
                <text:p>0.299289</text:p>
              </table:table-cell>
              <table:table-cell office:value-type="float" office:value="2.826239">
                <text:p>2.826239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222423">
                <text:p>0.222423</text:p>
              </table:table-cell>
              <table:table-cell office:value-type="float" office:value="1.466503">
                <text:p>1.46650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4.605623">
                <text:p>4.605623</text:p>
              </table:table-cell>
              <table:table-cell office:value-type="float" office:value="4.699153">
                <text:p>4.699153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272116">
                <text:p>0.272116</text:p>
              </table:table-cell>
              <table:table-cell office:value-type="float" office:value="1.516734">
                <text:p>1.516734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3.234523">
                <text:p>3.234523</text:p>
              </table:table-cell>
              <table:table-cell office:value-type="float" office:value="3.380817">
                <text:p>3.380817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432429">
                <text:p>0.432429</text:p>
              </table:table-cell>
              <table:table-cell office:value-type="float" office:value="6.179378">
                <text:p>6.179378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368427">
                <text:p>0.368427</text:p>
              </table:table-cell>
              <table:table-cell office:value-type="float" office:value="4.614598">
                <text:p>4.614598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438704">
                <text:p>0.438704</text:p>
              </table:table-cell>
              <table:table-cell office:value-type="float" office:value="6.689137">
                <text:p>6.689137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482867">
                <text:p>0.482867</text:p>
              </table:table-cell>
              <table:table-cell office:value-type="float" office:value="6.35435">
                <text:p>6.35435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184.877591">
                <text:p>184.877591</text:p>
              </table:table-cell>
              <table:table-cell office:value-type="float" office:value="75322.897163">
                <text:p>75322.8971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1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_2.A3:parallel_2.C13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_2.A4:parallel_2.A13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B4:parallel_2.B13" chart:label-cell-address="parallel_2.B3:parallel_2.B3" chart:class="chart:bar">
            <chart:data-point chart:repeated="10"/>
          </chart:series>
          <chart:series chart:style-name="ch11" chart:values-cell-range-address="parallel_2.C4:parallel_2.C13" chart:label-cell-address="parallel_2.C3:parallel_2.C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_2.B3:parallel_2.B3</svg:desc>
                </draw:g>
              </table:table-cell>
              <table:table-cell office:value-type="string">
                <text:p>ekBLAS</text:p>
                <draw:g>
                  <svg:desc>parallel_2.C3:parallel_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parallel_2.A4:parallel_2.A13</svg:desc>
                </draw:g>
              </table:table-cell>
              <table:table-cell office:value-type="float" office:value="0.304555">
                <text:p>0.304555</text:p>
                <draw:g>
                  <svg:desc>parallel_2.B4:parallel_2.B13</svg:desc>
                </draw:g>
              </table:table-cell>
              <table:table-cell office:value-type="float" office:value="2.979701">
                <text:p>2.979701</text:p>
                <draw:g>
                  <svg:desc>parallel_2.C4:parallel_2.C13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5.102988">
                <text:p>5.102988</text:p>
              </table:table-cell>
              <table:table-cell office:value-type="float" office:value="6.06588">
                <text:p>6.06588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327359">
                <text:p>0.327359</text:p>
              </table:table-cell>
              <table:table-cell office:value-type="float" office:value="2.909096">
                <text:p>2.909096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8.726674">
                <text:p>8.726674</text:p>
              </table:table-cell>
              <table:table-cell office:value-type="float" office:value="9.814604">
                <text:p>9.814604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439253">
                <text:p>0.439253</text:p>
              </table:table-cell>
              <table:table-cell office:value-type="float" office:value="2.977803">
                <text:p>2.977803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6.387637">
                <text:p>6.387637</text:p>
              </table:table-cell>
              <table:table-cell office:value-type="float" office:value="6.256807">
                <text:p>6.256807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753298">
                <text:p>0.753298</text:p>
              </table:table-cell>
              <table:table-cell office:value-type="float" office:value="12.308995">
                <text:p>12.308995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630112">
                <text:p>0.630112</text:p>
              </table:table-cell>
              <table:table-cell office:value-type="float" office:value="9.423201">
                <text:p>9.423201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759089">
                <text:p>0.759089</text:p>
              </table:table-cell>
              <table:table-cell office:value-type="float" office:value="12.432703">
                <text:p>12.432703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772211">
                <text:p>0.772211</text:p>
              </table:table-cell>
              <table:table-cell office:value-type="float" office:value="13.164742">
                <text:p>13.16474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018cm" svg:y="0.316cm" chart:style-name="ch2">
          <text:p>L1 and 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F4:parallel.H15 parallel.G3:parallel.H3" chart:data-source-has-labels="both" svg:x="1.495cm" svg:y="1.275cm" svg:width="19.777cm" svg:height="6.57cm">
          <chartooo:coordinate-region svg:x="2.116cm" svg:y="1.474cm" svg:width="19.15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F4:parallel.F15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G4:parallel.G15" chart:label-cell-address="parallel.G3:parallel.G3" chart:class="chart:bar">
            <chart:data-point chart:repeated="12"/>
          </chart:series>
          <chart:series chart:style-name="ch11" chart:values-cell-range-address="parallel.H4:parallel.H15" chart:label-cell-address="parallel.H3:parallel.H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G3:parallel.G3</svg:desc>
                </draw:g>
              </table:table-cell>
              <table:table-cell office:value-type="string">
                <text:p>ekBLAS</text:p>
                <draw:g>
                  <svg:desc>parallel.H3:parallel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parallel.F4:parallel.F15</svg:desc>
                </draw:g>
              </table:table-cell>
              <table:table-cell office:value-type="float" office:value="0.000066">
                <text:p>0.000066</text:p>
                <draw:g>
                  <svg:desc>parallel.G4:parallel.G15</svg:desc>
                </draw:g>
              </table:table-cell>
              <table:table-cell office:value-type="float" office:value="0.043459">
                <text:p>0.043459</text:p>
                <draw:g>
                  <svg:desc>parallel.H4:parallel.H15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74515">
                <text:p>0.074515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sgemm</text:p>
              </table:table-cell>
              <table:table-cell office:value-type="float" office:value="0.405159">
                <text:p>0.405159</text:p>
              </table:table-cell>
              <table:table-cell office:value-type="float" office:value="12.291292">
                <text:p>12.2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1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_2.F3:parallel_2.H14" chart:data-source-has-labels="both" svg:x="1.495cm" svg:y="1.275cm" svg:width="19.777cm" svg:height="6.57cm">
          <chartooo:coordinate-region svg:x="1.931cm" svg:y="1.474cm" svg:width="19.341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_2.F4:parallel_2.F14"/>
            <chart:grid chart:style-name="ch7" chart:class="major"/>
          </chart:axis>
          <chart:axis chart:dimension="y" chart:name="primary-y" chart:style-name="ch8">
            <chart:title svg:x="0.451cm" svg:y="6.787cm" chart:style-name="ch9">
              <text:p>Computation Time in Seconds</text:p>
            </chart:title>
            <chart:grid chart:style-name="ch7" chart:class="major"/>
          </chart:axis>
          <chart:series chart:style-name="ch10" chart:values-cell-range-address="parallel_2.G4:parallel_2.G14" chart:label-cell-address="parallel_2.G3:parallel_2.G3" chart:class="chart:bar">
            <chart:data-point chart:repeated="11"/>
          </chart:series>
          <chart:series chart:style-name="ch11" chart:values-cell-range-address="parallel_2.H4:parallel_2.H14" chart:label-cell-address="parallel_2.H3:parallel_2.H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_2.G3:parallel_2.G3</svg:desc>
                </draw:g>
              </table:table-cell>
              <table:table-cell office:value-type="string">
                <text:p>ekBLAS</text:p>
                <draw:g>
                  <svg:desc>parallel_2.H3:parallel_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parallel_2.F4:parallel_2.F14</svg:desc>
                </draw:g>
              </table:table-cell>
              <table:table-cell office:value-type="float" office:value="0.278975">
                <text:p>0.278975</text:p>
                <draw:g>
                  <svg:desc>parallel_2.G4:parallel_2.G14</svg:desc>
                </draw:g>
              </table:table-cell>
              <table:table-cell office:value-type="float" office:value="3.004347">
                <text:p>3.004347</text:p>
                <draw:g>
                  <svg:desc>parallel_2.H4:parallel_2.H14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299289">
                <text:p>0.299289</text:p>
              </table:table-cell>
              <table:table-cell office:value-type="float" office:value="2.826239">
                <text:p>2.826239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222423">
                <text:p>0.222423</text:p>
              </table:table-cell>
              <table:table-cell office:value-type="float" office:value="1.466503">
                <text:p>1.46650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4.605623">
                <text:p>4.605623</text:p>
              </table:table-cell>
              <table:table-cell office:value-type="float" office:value="4.699153">
                <text:p>4.699153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272116">
                <text:p>0.272116</text:p>
              </table:table-cell>
              <table:table-cell office:value-type="float" office:value="1.516734">
                <text:p>1.516734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3.234523">
                <text:p>3.234523</text:p>
              </table:table-cell>
              <table:table-cell office:value-type="float" office:value="3.380817">
                <text:p>3.380817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432429">
                <text:p>0.432429</text:p>
              </table:table-cell>
              <table:table-cell office:value-type="float" office:value="6.179378">
                <text:p>6.179378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368427">
                <text:p>0.368427</text:p>
              </table:table-cell>
              <table:table-cell office:value-type="float" office:value="4.614598">
                <text:p>4.614598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438704">
                <text:p>0.438704</text:p>
              </table:table-cell>
              <table:table-cell office:value-type="float" office:value="6.689137">
                <text:p>6.689137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482867">
                <text:p>0.482867</text:p>
              </table:table-cell>
              <table:table-cell office:value-type="float" office:value="6.35435">
                <text:p>6.3543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_2.A17:parallel_2.C18" chart:data-source-has-labels="both" svg:x="1.495cm" svg:y="1.275cm" svg:width="19.777cm" svg:height="6.57cm">
          <chartooo:coordinate-region svg:x="2.672cm" svg:y="1.474cm" svg:width="18.6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_2.A18:parallel_2.A18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B18:parallel_2.B18" chart:label-cell-address="parallel_2.B17:parallel_2.B17" chart:class="chart:bar">
            <chart:data-point/>
          </chart:series>
          <chart:series chart:style-name="ch11" chart:values-cell-range-address="parallel_2.C18:parallel_2.C18" chart:label-cell-address="parallel_2.C17:parallel_2.C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_2.B17:parallel_2.B17</svg:desc>
                </draw:g>
              </table:table-cell>
              <table:table-cell office:value-type="string">
                <text:p>ekBLAS</text:p>
                <draw:g>
                  <svg:desc>parallel_2.C17:parallel_2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parallel_2.A18:parallel_2.A18</svg:desc>
                </draw:g>
              </table:table-cell>
              <table:table-cell office:value-type="float" office:value="405.568056">
                <text:p>405.568056</text:p>
                <draw:g>
                  <svg:desc>parallel_2.B18:parallel_2.B18</svg:desc>
                </draw:g>
              </table:table-cell>
              <table:table-cell office:value-type="float" office:value="81194.001313">
                <text:p>81194.001313</text:p>
                <draw:g>
                  <svg:desc>parallel_2.C18:parallel_2.C18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24cm" svg:height="9.803cm" xlink:href=".." xlink:type="simple" chart:class="chart:bar" chart:style-name="ch1">
        <chart:title svg:x="7.742cm" svg:y="0.332cm" chart:style-name="ch2">
          <text:p>L3 Single Precision: OpenBLAS vs ekBLAS</text:p>
        </chart:title>
        <chart:legend chart:legend-position="end" svg:x="21.749cm" svg:y="4.353cm" style:legend-expansion="high" chart:style-name="ch3"/>
        <chart:plot-area chart:style-name="ch4" table:cell-range-address="parallel_2.F17:parallel_2.H18" chart:data-source-has-labels="both" svg:x="1.495cm" svg:y="1.307cm" svg:width="19.77cm" svg:height="7.319cm">
          <chartooo:coordinate-region svg:x="2.672cm" svg:y="1.506cm" svg:width="18.593cm" svg:height="6.473cm"/>
          <chart:axis chart:dimension="x" chart:name="primary-x" chart:style-name="ch5" chartooo:axis-type="auto">
            <chartooo:date-scale/>
            <chart:title svg:x="9.643cm" svg:y="8.822cm" chart:style-name="ch6">
              <text:p>Linear Algebra Routine</text:p>
            </chart:title>
            <chart:categories table:cell-range-address="parallel_2.F18:parallel_2.F18"/>
          </chart:axis>
          <chart:axis chart:dimension="y" chart:name="primary-y" chart:style-name="ch7">
            <chart:title svg:x="0.451cm" svg:y="7.193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G18:parallel_2.G18" chart:label-cell-address="parallel_2.G17:parallel_2.G17" chart:class="chart:bar">
            <chart:data-point/>
          </chart:series>
          <chart:series chart:style-name="ch11" chart:values-cell-range-address="parallel_2.H18:parallel_2.H18" chart:label-cell-address="parallel_2.H17:parallel_2.H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_2.G17:parallel_2.G17</svg:desc>
                </draw:g>
              </table:table-cell>
              <table:table-cell office:value-type="string">
                <text:p>ekBLAS</text:p>
                <draw:g>
                  <svg:desc>parallel_2.H17:parallel_2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parallel_2.F18:parallel_2.F18</svg:desc>
                </draw:g>
              </table:table-cell>
              <table:table-cell office:value-type="float" office:value="184.877591">
                <text:p>184.877591</text:p>
                <draw:g>
                  <svg:desc>parallel_2.G18:parallel_2.G18</svg:desc>
                </draw:g>
              </table:table-cell>
              <table:table-cell office:value-type="float" office:value="75322.897163">
                <text:p>75322.897163</text:p>
                <draw:g>
                  <svg:desc>parallel_2.H18:parallel_2.H18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1 OpenBLAS: Single vs Double Precison </text:p>
        </chart:title>
        <chart:legend chart:legend-position="end" svg:x="20.883cm" svg:y="4.512cm" style:legend-expansion="high" chart:style-name="ch3"/>
        <chart:plot-area chart:style-name="ch4" table:cell-range-address="parallel_2.K3:parallel_2.M13" chart:data-source-has-labels="both" svg:x="1.495cm" svg:y="1.319cm" svg:width="18.904cm" svg:height="7.619cm">
          <chartooo:coordinate-region svg:x="2.116cm" svg:y="1.518cm" svg:width="18.283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parallel_2.K4:parallel_2.K13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L4:parallel_2.L13" chart:label-cell-address="parallel_2.L3:parallel_2.L3" chart:class="chart:bar">
            <chart:data-point chart:repeated="6"/>
            <chart:data-point chart:style-name="ch11"/>
            <chart:data-point chart:repeated="3"/>
          </chart:series>
          <chart:series chart:style-name="ch12" chart:values-cell-range-address="parallel_2.M4:parallel_2.M13" chart:label-cell-address="parallel_2.M3:parallel_2.M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_2.L3:parallel_2.L3</svg:desc>
                </draw:g>
              </table:table-cell>
              <table:table-cell office:value-type="string">
                <text:p>Double Precision</text:p>
                <draw:g>
                  <svg:desc>parallel_2.M3:parallel_2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parallel_2.K4:parallel_2.K13</svg:desc>
                </draw:g>
              </table:table-cell>
              <table:table-cell office:value-type="float" office:value="0.278975">
                <text:p>0.278975</text:p>
                <draw:g>
                  <svg:desc>parallel_2.L4:parallel_2.L13</svg:desc>
                </draw:g>
              </table:table-cell>
              <table:table-cell office:value-type="float" office:value="0.304555">
                <text:p>0.304555</text:p>
                <draw:g>
                  <svg:desc>parallel_2.M4:parallel_2.M13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299289">
                <text:p>0.299289</text:p>
              </table:table-cell>
              <table:table-cell office:value-type="float" office:value="5.102988">
                <text:p>5.102988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222423">
                <text:p>0.222423</text:p>
              </table:table-cell>
              <table:table-cell office:value-type="float" office:value="0.327359">
                <text:p>0.327359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4.605623">
                <text:p>4.605623</text:p>
              </table:table-cell>
              <table:table-cell office:value-type="float" office:value="8.726674">
                <text:p>8.726674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272116">
                <text:p>0.272116</text:p>
              </table:table-cell>
              <table:table-cell office:value-type="float" office:value="0.439253">
                <text:p>0.439253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3.234523">
                <text:p>3.234523</text:p>
              </table:table-cell>
              <table:table-cell office:value-type="float" office:value="6.387637">
                <text:p>6.387637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432429">
                <text:p>0.432429</text:p>
              </table:table-cell>
              <table:table-cell office:value-type="float" office:value="0.753298">
                <text:p>0.753298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368427">
                <text:p>0.368427</text:p>
              </table:table-cell>
              <table:table-cell office:value-type="float" office:value="0.630112">
                <text:p>0.630112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438704">
                <text:p>0.438704</text:p>
              </table:table-cell>
              <table:table-cell office:value-type="float" office:value="0.759089">
                <text:p>0.759089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482867">
                <text:p>0.482867</text:p>
              </table:table-cell>
              <table:table-cell office:value-type="float" office:value="0.772211">
                <text:p>0.77221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1 ekBLAS: Single vs Double Precison </text:p>
        </chart:title>
        <chart:legend chart:legend-position="end" svg:x="20.883cm" svg:y="4.512cm" style:legend-expansion="high" chart:style-name="ch3"/>
        <chart:plot-area chart:style-name="ch4" table:cell-range-address="parallel_2.P3:parallel_2.R13" chart:data-source-has-labels="both" svg:x="1.495cm" svg:y="1.319cm" svg:width="18.904cm" svg:height="7.619cm">
          <chartooo:coordinate-region svg:x="2.116cm" svg:y="1.519cm" svg:width="18.283cm" svg:height="6.772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parallel_2.P4:parallel_2.P13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Q4:parallel_2.Q13" chart:label-cell-address="parallel_2.Q3:parallel_2.Q3" chart:class="chart:bar">
            <chart:data-point chart:repeated="10"/>
          </chart:series>
          <chart:series chart:style-name="ch11" chart:values-cell-range-address="parallel_2.R4:parallel_2.R13" chart:label-cell-address="parallel_2.R3:parallel_2.R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_2.Q3:parallel_2.Q3</svg:desc>
                </draw:g>
              </table:table-cell>
              <table:table-cell office:value-type="string">
                <text:p>Double Precision</text:p>
                <draw:g>
                  <svg:desc>parallel_2.R3:parallel_2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parallel_2.P4:parallel_2.P13</svg:desc>
                </draw:g>
              </table:table-cell>
              <table:table-cell office:value-type="float" office:value="3.004347">
                <text:p>3.004347</text:p>
                <draw:g>
                  <svg:desc>parallel_2.Q4:parallel_2.Q13</svg:desc>
                </draw:g>
              </table:table-cell>
              <table:table-cell office:value-type="float" office:value="2.979701">
                <text:p>2.979701</text:p>
                <draw:g>
                  <svg:desc>parallel_2.R4:parallel_2.R13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2.826239">
                <text:p>2.826239</text:p>
              </table:table-cell>
              <table:table-cell office:value-type="float" office:value="6.06588">
                <text:p>6.06588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1.466503">
                <text:p>1.466503</text:p>
              </table:table-cell>
              <table:table-cell office:value-type="float" office:value="2.909096">
                <text:p>2.909096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4.699153">
                <text:p>4.699153</text:p>
              </table:table-cell>
              <table:table-cell office:value-type="float" office:value="9.814604">
                <text:p>9.814604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1.516734">
                <text:p>1.516734</text:p>
              </table:table-cell>
              <table:table-cell office:value-type="float" office:value="2.977803">
                <text:p>2.977803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3.380817">
                <text:p>3.380817</text:p>
              </table:table-cell>
              <table:table-cell office:value-type="float" office:value="6.256807">
                <text:p>6.256807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179378">
                <text:p>6.179378</text:p>
              </table:table-cell>
              <table:table-cell office:value-type="float" office:value="12.308995">
                <text:p>12.308995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4.614598">
                <text:p>4.614598</text:p>
              </table:table-cell>
              <table:table-cell office:value-type="float" office:value="9.423201">
                <text:p>9.423201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6.689137">
                <text:p>6.689137</text:p>
              </table:table-cell>
              <table:table-cell office:value-type="float" office:value="12.432703">
                <text:p>12.432703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6.35435">
                <text:p>6.35435</text:p>
              </table:table-cell>
              <table:table-cell office:value-type="float" office:value="13.164742">
                <text:p>13.16474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3 OpenBLAS: Single vs Double Precison </text:p>
        </chart:title>
        <chart:legend chart:legend-position="end" svg:x="22.523cm" svg:y="4.761cm" style:legend-expansion="high" chart:style-name="ch3"/>
        <chart:plot-area chart:style-name="ch4" table:cell-range-address="parallel_2.K17:parallel_2.M18" chart:data-source-has-labels="both" svg:x="1.495cm" svg:y="1.319cm" svg:width="20.544cm" svg:height="7.619cm">
          <chartooo:coordinate-region svg:x="2.302cm" svg:y="1.518cm" svg:width="19.737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parallel_2.L17:parallel_2.M17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L18:parallel_2.M18" chart:label-cell-address="parallel_2.K18:parallel_2.K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_2.L17:parallel_2.M17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parallel_2.K18:parallel_2.K18</svg:desc>
                </draw:g>
              </table:table-cell>
              <table:table-cell office:value-type="float" office:value="184.877591">
                <text:p>184.877591</text:p>
                <draw:g>
                  <svg:desc>parallel_2.L18:parallel_2.M18</svg:desc>
                </draw:g>
              </table:table-cell>
              <table:table-cell office:value-type="float" office:value="405.568056">
                <text:p>405.5680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228b2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3 ekBLAS: Single vs Double Precison </text:p>
        </chart:title>
        <chart:legend chart:legend-position="end" svg:x="22.523cm" svg:y="4.761cm" style:legend-expansion="high" chart:style-name="ch3"/>
        <chart:plot-area chart:style-name="ch4" table:cell-range-address="parallel_2.P17:parallel_2.R18" chart:data-source-has-labels="both" svg:x="1.495cm" svg:y="1.319cm" svg:width="20.544cm" svg:height="7.619cm">
          <chartooo:coordinate-region svg:x="2.672cm" svg:y="1.518cm" svg:width="19.367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parallel_2.Q17:parallel_2.R17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_2.Q18:parallel_2.R18" chart:label-cell-address="parallel_2.P18:parallel_2.P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_2.Q17:parallel_2.R17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parallel_2.P18:parallel_2.P18</svg:desc>
                </draw:g>
              </table:table-cell>
              <table:table-cell office:value-type="float" office:value="75322.897163">
                <text:p>75322.897163</text:p>
                <draw:g>
                  <svg:desc>parallel_2.Q18:parallel_2.R18</svg:desc>
                </draw:g>
              </table:table-cell>
              <table:table-cell office:value-type="float" office:value="81194.001313">
                <text:p>81194.0013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1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A3:parallel.C13" chart:data-source-has-labels="both" svg:x="1.495cm" svg:y="1.275cm" svg:width="19.777cm" svg:height="6.57cm">
          <chartooo:coordinate-region svg:x="2.778cm" svg:y="1.474cm" svg:width="18.494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A4:parallel.A13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B4:parallel.B13" chart:label-cell-address="parallel.B3:parallel.B3" chart:class="chart:bar">
            <chart:data-point chart:repeated="10"/>
          </chart:series>
          <chart:series chart:style-name="ch11" chart:values-cell-range-address="parallel.C4:parallel.C13" chart:label-cell-address="parallel.C3:parallel.C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B3:parallel.B3</svg:desc>
                </draw:g>
              </table:table-cell>
              <table:table-cell office:value-type="string">
                <text:p>ekBLAS</text:p>
                <draw:g>
                  <svg:desc>parallel.C3:parallel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sdot</text:p>
                <draw:g>
                  <svg:desc>parallel.A4:parallel.A13</svg:desc>
                </draw:g>
              </table:table-cell>
              <table:table-cell office:value-type="float" office:value="0.000097">
                <text:p>0.000097</text:p>
                <draw:g>
                  <svg:desc>parallel.B4:parallel.B13</svg:desc>
                </draw:g>
              </table:table-cell>
              <table:table-cell office:value-type="float" office:value="0.000013">
                <text:p>0.000013</text:p>
                <draw:g>
                  <svg:desc>parallel.C4:parallel.C13</svg:desc>
                </draw:g>
              </table:table-cell>
            </table:table-row>
            <table:table-row>
              <table:table-cell office:value-type="string">
                <text:p>ddot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sum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daxpy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dnrm2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scal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dswap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dcopy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drot</text:p>
              </table:table-cell>
              <table:table-cell office:value-type="float" office:value="0.000142">
                <text:p>0.000142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drotm</text:p>
              </table:table-cell>
              <table:table-cell office:value-type="float" office:value="0.000101">
                <text:p>0.000101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1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F3:parallel.H14" chart:data-source-has-labels="both" svg:x="1.495cm" svg:y="1.275cm" svg:width="19.777cm" svg:height="6.57cm">
          <chartooo:coordinate-region svg:x="2.407cm" svg:y="1.474cm" svg:width="18.865cm" svg:height="5.724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F4:parallel.F14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G4:parallel.G14" chart:label-cell-address="parallel.G3:parallel.G3" chart:class="chart:bar">
            <chart:data-point chart:repeated="11"/>
          </chart:series>
          <chart:series chart:style-name="ch11" chart:values-cell-range-address="parallel.H4:parallel.H14" chart:label-cell-address="parallel.H3:parallel.H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G3:parallel.G3</svg:desc>
                </draw:g>
              </table:table-cell>
              <table:table-cell office:value-type="string">
                <text:p>ekBLAS</text:p>
                <draw:g>
                  <svg:desc>parallel.H3:parallel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sdot</text:p>
                <draw:g>
                  <svg:desc>parallel.F4:parallel.F14</svg:desc>
                </draw:g>
              </table:table-cell>
              <table:table-cell office:value-type="float" office:value="0.000066">
                <text:p>0.000066</text:p>
                <draw:g>
                  <svg:desc>parallel.G4:parallel.G14</svg:desc>
                </draw:g>
              </table:table-cell>
              <table:table-cell office:value-type="float" office:value="0.043459">
                <text:p>0.043459</text:p>
                <draw:g>
                  <svg:desc>parallel.H4:parallel.H14</svg:desc>
                </draw:g>
              </table:table-cell>
            </table:table-row>
            <table:table-row>
              <table:table-cell office:value-type="string">
                <text:p>s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s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17964">
                <text:p>0.017964</text:p>
              </table:table-cell>
            </table:table-row>
            <table:table-row>
              <table:table-cell office:value-type="string">
                <text:p>s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74515">
                <text:p>0.074515</text:p>
              </table:table-cell>
            </table:table-row>
            <table:table-row>
              <table:table-cell office:value-type="string">
                <text:p>s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1821">
                <text:p>0.001821</text:p>
              </table:table-cell>
            </table:table-row>
            <table:table-row>
              <table:table-cell office:value-type="string">
                <text:p>s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s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s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srotg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s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03">
                <text:p>0.00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666cm" svg:y="0.316cm" chart:style-name="ch2">
          <text:p>L3 Doub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A17:parallel.C18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A18:parallel.A18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B18:parallel.B18" chart:label-cell-address="parallel.B17:parallel.B17" chart:class="chart:bar">
            <chart:data-point/>
          </chart:series>
          <chart:series chart:style-name="ch11" chart:values-cell-range-address="parallel.C18:parallel.C18" chart:label-cell-address="parallel.C17:parallel.C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B17:parallel.B17</svg:desc>
                </draw:g>
              </table:table-cell>
              <table:table-cell office:value-type="string">
                <text:p>ekBLAS</text:p>
                <draw:g>
                  <svg:desc>parallel.C17:parallel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gemm</text:p>
                <draw:g>
                  <svg:desc>parallel.A18:parallel.A18</svg:desc>
                </draw:g>
              </table:table-cell>
              <table:table-cell office:value-type="float" office:value="0.791673">
                <text:p>0.791673</text:p>
                <draw:g>
                  <svg:desc>parallel.B18:parallel.B18</svg:desc>
                </draw:g>
              </table:table-cell>
              <table:table-cell office:value-type="float" office:value="15.632276">
                <text:p>15.632276</text:p>
                <draw:g>
                  <svg:desc>parallel.C18:parallel.C18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28b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9.006cm" xlink:href=".." xlink:type="simple" chart:class="chart:bar" chart:style-name="ch1">
        <chart:title svg:x="7.745cm" svg:y="0.316cm" chart:style-name="ch2">
          <text:p>L3 Single Precision: OpenBLAS vs ekBLAS</text:p>
        </chart:title>
        <chart:legend chart:legend-position="end" svg:x="21.756cm" svg:y="3.955cm" style:legend-expansion="high" chart:style-name="ch3"/>
        <chart:plot-area chart:style-name="ch4" table:cell-range-address="parallel.F17:parallel.H18" chart:data-source-has-labels="both" svg:x="1.495cm" svg:y="1.275cm" svg:width="19.777cm" svg:height="6.57cm">
          <chartooo:coordinate-region svg:x="2.116cm" svg:y="1.475cm" svg:width="19.156cm" svg:height="5.723cm"/>
          <chart:axis chart:dimension="x" chart:name="primary-x" chart:style-name="ch5" chartooo:axis-type="auto">
            <chartooo:date-scale/>
            <chart:title svg:x="9.646cm" svg:y="8.025cm" chart:style-name="ch6">
              <text:p>Linear Algebra Routine</text:p>
            </chart:title>
            <chart:categories table:cell-range-address="parallel.F18:parallel.F18"/>
          </chart:axis>
          <chart:axis chart:dimension="y" chart:name="primary-y" chart:style-name="ch7">
            <chart:title svg:x="0.451cm" svg:y="6.787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G18:parallel.G18" chart:label-cell-address="parallel.G17:parallel.G17" chart:class="chart:bar">
            <chart:data-point/>
          </chart:series>
          <chart:series chart:style-name="ch11" chart:values-cell-range-address="parallel.H18:parallel.H18" chart:label-cell-address="parallel.H17:parallel.H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BLAS</text:p>
                <draw:g>
                  <svg:desc>parallel.G17:parallel.G17</svg:desc>
                </draw:g>
              </table:table-cell>
              <table:table-cell office:value-type="string">
                <text:p>ekBLAS</text:p>
                <draw:g>
                  <svg:desc>parallel.H17:parallel.H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gemm</text:p>
                <draw:g>
                  <svg:desc>parallel.F18:parallel.F18</svg:desc>
                </draw:g>
              </table:table-cell>
              <table:table-cell office:value-type="float" office:value="0.405159">
                <text:p>0.405159</text:p>
                <draw:g>
                  <svg:desc>parallel.G18:parallel.G18</svg:desc>
                </draw:g>
              </table:table-cell>
              <table:table-cell office:value-type="float" office:value="12.291292">
                <text:p>12.291292</text:p>
                <draw:g>
                  <svg:desc>parallel.H18:parallel.H1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1 OpenBLAS: Single vs Double Precison </text:p>
        </chart:title>
        <chart:legend chart:legend-position="end" svg:x="20.883cm" svg:y="4.512cm" style:legend-expansion="high" chart:style-name="ch3"/>
        <chart:plot-area chart:style-name="ch4" table:cell-range-address="parallel.K4:parallel.M13 parallel.L3:parallel.M3" chart:data-source-has-labels="both" svg:x="1.495cm" svg:y="1.319cm" svg:width="18.904cm" svg:height="7.619cm">
          <chartooo:coordinate-region svg:x="2.963cm" svg:y="1.518cm" svg:width="17.436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parallel.K4:parallel.K13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L4:parallel.L13" chart:label-cell-address="parallel.L3:parallel.L3" chart:class="chart:bar">
            <chart:data-point chart:repeated="6"/>
            <chart:data-point chart:style-name="ch11"/>
            <chart:data-point chart:repeated="3"/>
          </chart:series>
          <chart:series chart:style-name="ch12" chart:values-cell-range-address="parallel.M4:parallel.M13" chart:label-cell-address="parallel.M3:parallel.M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L3:parallel.L3</svg:desc>
                </draw:g>
              </table:table-cell>
              <table:table-cell office:value-type="string">
                <text:p>Double Precision</text:p>
                <draw:g>
                  <svg:desc>parallel.M3:parallel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parallel.K4:parallel.K13</svg:desc>
                </draw:g>
              </table:table-cell>
              <table:table-cell office:value-type="float" office:value="0.000066">
                <text:p>0.000066</text:p>
                <draw:g>
                  <svg:desc>parallel.L4:parallel.L13</svg:desc>
                </draw:g>
              </table:table-cell>
              <table:table-cell office:value-type="float" office:value="0.000097">
                <text:p>0.000097</text:p>
                <draw:g>
                  <svg:desc>parallel.M4:parallel.M13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000096">
                <text:p>0.000096</text:p>
              </table:table-cell>
              <table:table-cell office:value-type="float" office:value="0.000101">
                <text:p>0.0001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149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a807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8.129cm" svg:y="0.338cm" chart:style-name="ch2">
          <text:p>L1 ekBLAS: Single vs Double Precison </text:p>
        </chart:title>
        <chart:legend chart:legend-position="end" svg:x="20.883cm" svg:y="4.512cm" style:legend-expansion="high" chart:style-name="ch3"/>
        <chart:plot-area chart:style-name="ch4" table:cell-range-address="parallel.P4:parallel.R13 parallel.Q3:parallel.R3" chart:data-source-has-labels="both" svg:x="1.495cm" svg:y="1.319cm" svg:width="18.904cm" svg:height="7.619cm">
          <chartooo:coordinate-region svg:x="2.407cm" svg:y="1.518cm" svg:width="17.992cm" svg:height="6.773cm"/>
          <chart:axis chart:dimension="x" chart:name="primary-x" chart:style-name="ch5" chartooo:axis-type="auto">
            <chartooo:date-scale/>
            <chart:title svg:x="9.21cm" svg:y="9.14cm" chart:style-name="ch6">
              <text:p>Linear Algebra Routine</text:p>
            </chart:title>
            <chart:categories table:cell-range-address="parallel.P4:parallel.P13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Q4:parallel.Q13" chart:label-cell-address="parallel.Q3:parallel.Q3" chart:class="chart:bar">
            <chart:data-point chart:repeated="10"/>
          </chart:series>
          <chart:series chart:style-name="ch11" chart:values-cell-range-address="parallel.R4:parallel.R13" chart:label-cell-address="parallel.R3:parallel.R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Q3:parallel.Q3</svg:desc>
                </draw:g>
              </table:table-cell>
              <table:table-cell office:value-type="string">
                <text:p>Double Precision</text:p>
                <draw:g>
                  <svg:desc>parallel.R3:parallel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ot</text:p>
                <draw:g>
                  <svg:desc>parallel.P4:parallel.P13</svg:desc>
                </draw:g>
              </table:table-cell>
              <table:table-cell office:value-type="float" office:value="0.043459">
                <text:p>0.043459</text:p>
                <draw:g>
                  <svg:desc>parallel.Q4:parallel.Q13</svg:desc>
                </draw:g>
              </table:table-cell>
              <table:table-cell office:value-type="float" office:value="0.000013">
                <text:p>0.000013</text:p>
                <draw:g>
                  <svg:desc>parallel.R4:parallel.R13</svg:desc>
                </draw:g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asum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axpy</text:p>
              </table:table-cell>
              <table:table-cell office:value-type="float" office:value="0.017964">
                <text:p>0.0179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nrm2</text:p>
              </table:table-cell>
              <table:table-cell office:value-type="float" office:value="0.074515">
                <text:p>0.07451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scal</text:p>
              </table:table-cell>
              <table:table-cell office:value-type="float" office:value="0.001821">
                <text:p>0.00182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001847">
                <text:p>0.00184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copy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rot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rotm</text:p>
              </table:table-cell>
              <table:table-cell office:value-type="float" office:value="0.00003">
                <text:p>0.00003</text:p>
              </table:table-cell>
              <table:table-cell office:value-type="float" office:value="0.003635">
                <text:p>0.0036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1cm" svg:height="10.121cm" xlink:href=".." xlink:type="simple" chart:class="chart:bar" chart:style-name="ch1">
        <chart:title svg:x="7.838cm" svg:y="0.338cm" chart:style-name="ch2">
          <text:p>L3 OpenBLAS: Single vs Double Precison </text:p>
        </chart:title>
        <chart:legend chart:legend-position="end" svg:x="22.523cm" svg:y="4.761cm" style:legend-expansion="high" chart:style-name="ch3"/>
        <chart:plot-area chart:style-name="ch4" table:cell-range-address="parallel.L17:parallel.M18 parallel.K18:parallel.K18" chart:data-source-has-labels="both" svg:x="1.495cm" svg:y="1.319cm" svg:width="20.544cm" svg:height="7.619cm">
          <chartooo:coordinate-region svg:x="2.222cm" svg:y="1.518cm" svg:width="19.817cm" svg:height="6.773cm"/>
          <chart:axis chart:dimension="x" chart:name="primary-x" chart:style-name="ch5" chartooo:axis-type="auto">
            <chartooo:date-scale/>
            <chart:title svg:x="10.03cm" svg:y="9.14cm" chart:style-name="ch6">
              <text:p>Linear Algebra Routine</text:p>
            </chart:title>
            <chart:categories table:cell-range-address="parallel.L17:parallel.M17"/>
          </chart:axis>
          <chart:axis chart:dimension="y" chart:name="primary-y" chart:style-name="ch7">
            <chart:title svg:x="0.451cm" svg:y="7.355cm" chart:style-name="ch8">
              <text:p>Computation Time in Seconds</text:p>
            </chart:title>
            <chart:grid chart:style-name="ch9" chart:class="major"/>
          </chart:axis>
          <chart:series chart:style-name="ch10" chart:values-cell-range-address="parallel.L18:parallel.M18" chart:label-cell-address="parallel.K18:parallel.K1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Precision</text:p>
                <draw:g>
                  <svg:desc>parallel.L17:parallel.M17</svg:desc>
                </draw:g>
              </table:table-cell>
              <table:table-cell office:value-type="string">
                <text:p>Double Precision</text:p>
              </table:table-cell>
            </table:table-row>
          </table:table-header-rows>
          <table:table-rows>
            <table:table-row>
              <table:table-cell office:value-type="string">
                <text:p>gemm</text:p>
                <draw:g>
                  <svg:desc>parallel.K18:parallel.K18</svg:desc>
                </draw:g>
              </table:table-cell>
              <table:table-cell office:value-type="float" office:value="0.405159">
                <text:p>0.405159</text:p>
                <draw:g>
                  <svg:desc>parallel.L18:parallel.M18</svg:desc>
                </draw:g>
              </table:table-cell>
              <table:table-cell office:value-type="float" office:value="0.791673">
                <text:p>0.791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